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1.49cm" fo:break-before="auto" style:use-optimal-row-height="true"/>
    </style:style>
    <style:style style:name="ro7" style:family="table-row">
      <style:table-row-properties style:row-height="5.738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6.212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9.056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13" style:family="table-row">
      <style:table-row-properties style:row-height="3.844cm" fo:break-before="auto" style:use-optimal-row-height="true"/>
    </style:style>
    <style:style style:name="ro14" style:family="table-row">
      <style:table-row-properties style:row-height="3.369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1.236cm" fo:break-before="auto" style:use-optimal-row-height="true"/>
    </style:style>
    <style:style style:name="ro17" style:family="table-row">
      <style:table-row-properties style:row-height="0.921cm" fo:break-before="auto" style:use-optimal-row-height="true"/>
    </style:style>
    <style:style style:name="ro18" style:family="table-row">
      <style:table-row-properties style:row-height="1.446cm" fo:break-before="auto" style:use-optimal-row-height="true"/>
    </style:style>
    <style:style style:name="ro19" style:family="table-row">
      <style:table-row-properties style:row-height="1.737cm" fo:break-before="auto" style:use-optimal-row-height="true"/>
    </style:style>
    <style:style style:name="ro20" style:family="table-row">
      <style:table-row-properties style:row-height="3.21cm" fo:break-before="auto" style:use-optimal-row-height="true"/>
    </style:style>
    <style:style style:name="ro21" style:family="table-row">
      <style:table-row-properties style:row-height="4.711cm" fo:break-before="auto" style:use-optimal-row-height="true"/>
    </style:style>
    <style:style style:name="ro22" style:family="table-row">
      <style:table-row-properties style:row-height="2.106cm" fo:break-before="auto" style:use-optimal-row-height="true"/>
    </style:style>
    <style:style style:name="ro23" style:family="table-row">
      <style:table-row-properties style:row-height="1.711cm" fo:break-before="auto" style:use-optimal-row-height="true"/>
    </style:style>
    <style:style style:name="ro24" style:family="table-row">
      <style:table-row-properties style:row-height="2.027cm" fo:break-before="auto" style:use-optimal-row-height="true"/>
    </style:style>
    <style:style style:name="ro25" style:family="table-row">
      <style:table-row-properties style:row-height="1.632cm" fo:break-before="auto" style:use-optimal-row-height="true"/>
    </style:style>
    <style:style style:name="ro26" style:family="table-row">
      <style:table-row-properties style:row-height="5.265cm" fo:break-before="auto" style:use-optimal-row-height="true"/>
    </style:style>
    <style:style style:name="ro27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4.948cm" fo:break-before="auto" style:use-optimal-row-height="true"/>
    </style:style>
    <style:style style:name="ro29" style:family="table-row">
      <style:table-row-properties style:row-height="1.053cm" fo:break-before="auto" style:use-optimal-row-height="true"/>
    </style:style>
    <style:style style:name="ro30" style:family="table-row">
      <style:table-row-properties style:row-height="6.054cm" fo:break-before="auto" style:use-optimal-row-height="true"/>
    </style:style>
    <style:style style:name="ro31" style:family="table-row">
      <style:table-row-properties style:row-height="2.29cm" fo:break-before="auto" style:use-optimal-row-height="true"/>
    </style:style>
    <style:style style:name="ro32" style:family="table-row">
      <style:table-row-properties style:row-height="0.974cm" fo:break-before="auto" style:use-optimal-row-height="true"/>
    </style:style>
    <style:style style:name="ro33" style:family="table-row">
      <style:table-row-properties style:row-height="0.947cm" fo:break-before="auto" style:use-optimal-row-height="true"/>
    </style:style>
    <style:style style:name="ro34" style:family="table-row">
      <style:table-row-properties style:row-height="1.842cm" fo:break-before="auto" style:use-optimal-row-height="true"/>
    </style:style>
    <style:style style:name="ro35" style:family="table-row">
      <style:table-row-properties style:row-height="0.499cm" fo:break-before="auto" style:use-optimal-row-height="true"/>
    </style:style>
    <style:style style:name="ro36" style:family="table-row">
      <style:table-row-properties style:row-height="1.395cm" fo:break-before="auto" style:use-optimal-row-height="true"/>
    </style:style>
    <style:style style:name="ro37" style:family="table-row">
      <style:table-row-properties style:row-height="2.764cm" fo:break-before="auto" style:use-optimal-row-height="true"/>
    </style:style>
    <style:style style:name="ro38" style:family="table-row">
      <style:table-row-properties style:row-height="4.316cm" fo:break-before="auto" style:use-optimal-row-height="true"/>
    </style:style>
    <style:style style:name="ro39" style:family="table-row">
      <style:table-row-properties style:row-height="0.552cm" fo:break-before="auto" style:use-optimal-row-height="true"/>
    </style:style>
    <style:style style:name="ro40" style:family="table-row">
      <style:table-row-properties style:row-height="3.316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1.86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6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58" style:family="table-cell" style:parent-style-name="Default" style:data-style-name="N0"/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7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start" fo:margin-left="0cm"/>
    </style:style>
    <style:style style:name="ce6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1" fo:font-size="10pt" style:font-name-asian="Liberation Sans21" style:font-size-asian="10pt" style:font-name-complex="Liberation Sans21" style:font-size-complex="10pt"/>
    </style:style>
    <style:style style:name="ce104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0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86069" style:font-name="SFMono-Regular" style:font-name-asian="Calibri4" style:language-asian="ar" style:country-asian="SA" style:font-name-complex="SFMono-Regular" style:font-size-complex="10.5pt" style:language-complex="none" style:country-complex="none"/>
    </style:style>
    <style:style style:name="ce11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1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16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7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8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9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21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6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2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28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1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33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5" style:font-name-complex="Calibri5"/>
    </style:style>
    <style:style style:name="ce13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5" style:font-weight-asian="bold" style:font-name-complex="Calibri5" style:font-weight-complex="bold"/>
    </style:style>
    <style:style style:name="ce1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5" style:font-weight-asian="bold" style:font-name-complex="Calibri5" style:font-weight-complex="bold"/>
    </style:style>
    <style:style style:name="ce1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4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44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45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5" style:font-weight-asian="bold" style:font-name-complex="Calibri5" style:font-weight-complex="bold"/>
    </style:style>
    <style:style style:name="ce1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4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4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5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5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5" style:font-style-asian="italic" style:font-name-complex="Calibri5" style:font-style-complex="italic"/>
    </style:style>
    <style:style style:name="ce152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weight-complex="bold" style:font-weight-asian="bold" style:font-size-complex="11pt" style:font-size-asian="11pt" style:font-name-complex="Liberation Sans1" style:font-name="Liberation Sans1"/>
    </style:style>
    <style:style style:name="T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normal" style:font-weight-asian="normal" style:font-weight-complex="normal"/>
    </style:style>
    <style:style style:name="T3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bold" style:font-weight-asian="bold" style:font-weight-complex="bold"/>
    </style:style>
    <style:style style:name="T4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/>
    </style:style>
    <style:style style:name="T5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font-weight-complex="normal" style:font-weight-asian="normal" style:font-size-complex="11pt" style:font-size-asian="11pt" style:text-outline="false" fo:color="#0d47a1" style:font-name="Liberation Sans" fo:font-size="11pt" style:font-name-asian="Liberation Sans" fo:text-shadow="none" style:font-style-asian="normal" style:font-style-complex="normal" style:text-line-through-type="none" style:font-name-complex="Liberation Sans" fo:font-style="normal" style:text-underline-style="none" style:text-underline-color="font-color" fo:font-weight="normal"/>
    </style:style>
    <style:style style:name="T6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font-weight-complex="normal" style:font-weight-asian="normal" style:font-size-complex="11pt" style:font-size-asian="11pt" style:text-outline="false" fo:font-size="11pt" fo:text-shadow="none" style:font-style-asian="normal" style:font-style-complex="normal" style:text-line-through-type="none" fo:font-style="normal" style:text-underline-style="none" style:text-underline-color="font-color" fo:font-weight="normal" fo:color="#000000" style:font-name="Liberation Sans1" style:font-name-asian="Liberation Sans1" style:font-name-complex="Liberation Sans1"/>
    </style:style>
    <style:style style:name="T7" style:family="text">
      <style:text-properties fo:color="#be480a"/>
    </style:style>
    <style:style style:name="T8" style:family="text">
      <style:text-properties fo:color="#ff0000"/>
    </style:style>
    <style:style style:name="T9" style:family="text">
      <style:text-properties fo:color="#3465a4"/>
    </style:style>
    <style:style style:name="T10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style:font-style-asian="normal" style:font-style-complex="normal" fo:color="#808080"/>
    </style:style>
    <style:style style:name="T15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19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20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21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22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23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4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5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6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7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29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30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31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32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33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34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35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36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37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8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9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40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1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42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43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44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45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46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7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8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49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50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51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52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3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4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5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6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57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5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6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61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2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3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4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65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6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6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6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69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70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71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72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73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74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76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77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7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7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8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8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8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83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84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8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8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9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9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9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9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9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9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96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7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8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99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100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10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0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10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10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10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10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10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0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1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1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1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1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1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15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1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1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1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2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2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2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2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2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25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126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12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128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129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130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131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132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33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3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3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3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3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38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139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140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141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142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143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144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145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146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147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148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149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150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151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152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53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154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155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156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15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5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5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6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6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6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6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6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6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6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6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6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6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7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71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72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73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74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75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7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7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78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9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80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8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8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8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84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85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86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87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88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89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90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9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9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93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4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95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96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9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9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19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0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201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0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0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0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20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0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0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0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20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21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211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213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1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21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21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1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1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22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22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22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2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24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25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2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27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28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29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3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3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3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34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3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36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37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38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39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4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41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42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4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4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4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4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5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5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5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5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5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5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5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5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5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5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6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6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6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6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6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66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7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69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  <style:style style:name="T270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271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62"/>
        <table:table-column table:style-name="co2" table:default-cell-style-name="ce62"/>
        <table:table-column table:style-name="co3" table:number-columns-repeated="62" table:default-cell-style-name="ce62"/>
        <table:table-column table:style-name="co4" table:number-columns-repeated="960" table:default-cell-style-name="ce58"/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52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52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3" office:value-type="string" calcext:value-type="string">
            <text:p>УСТАНОВКА И ДЕИНСТАЛЛЯЦИЯ ПАКЕТОВ</text:p>
          </table:table-cell>
          <table:table-cell table:style-name="ce53"/>
          <table:table-cell table:number-columns-repeated="1022"/>
        </table:table-row>
        <table:table-row table:style-name="ro3">
          <table:table-cell table:style-name="ce52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/var/log</text:p>
          </table:table-cell>
          <table:table-cell table:style-name="ce52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dmesg</text:p>
          </table:table-cell>
          <table:table-cell table:style-name="ce52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ТЕРМИНАЛ gnome-terminal</text:p>
          </table:table-cell>
          <table:table-cell table:style-name="ce53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!!</text:p>
          </table:table-cell>
          <table:table-cell table:style-name="ce52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trl+'+' <text:s/>или Ctrl+9</text:p>
          </table:table-cell>
          <table:table-cell table:style-name="ce52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ift+C</text:p>
          </table:table-cell>
          <table:table-cell table:style-name="ce52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ift+Insert</text:p>
          </table:table-cell>
          <table:table-cell table:style-name="ce52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trl+Alt+F3</text:p>
          </table:table-cell>
          <table:table-cell table:style-name="ce52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trl+Alt+F1</text:p>
          </table:table-cell>
          <table:table-cell table:style-name="ce52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lear</text:p>
          </table:table-cell>
          <table:table-cell table:style-name="ce52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xrandr</text:p>
          </table:table-cell>
          <table:table-cell table:style-name="ce52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xrandr -s 1024x768</text:p>
          </table:table-cell>
          <table:table-cell table:style-name="ce52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sudo</text:p>
          </table:table-cell>
          <table:table-cell table:style-name="ce52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echo Привет</text:p>
          </table:table-cell>
          <table:table-cell table:style-name="ce52" office:value-type="string" calcext:value-type="string">
            <text:p><text:span text:style-name="T15">напечатать что-то (БЕЗ КАВЫЧЕК)</text:span> на экране </text:p>
            <text:p>или в файл, если после указать "&gt;" и имя файла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man -k &lt;интересующая команда keyword или её кусок&gt;</text:p>
          </table:table-cell>
          <table:table-cell table:style-name="ce52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whatis &lt;интересующая команда или её кусок&gt;</text:p>
          </table:table-cell>
          <table:table-cell table:style-name="ce52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4" office:value-type="string" calcext:value-type="string">
            <text:p>command1 &amp;&amp; command2 &amp;&amp; command3</text:p>
          </table:table-cell>
          <table:table-cell table:style-name="ce52" office:value-type="string" calcext:value-type="string">
            <text:p>Выполнить несколько комманд подряд, каждая будет выполняться ТОЛЬКО если предыдущая не дала Ненулувой выходной код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command1; command2; command3</text:p>
          </table:table-cell>
          <table:table-cell table:style-name="ce52" office:value-type="string" calcext:value-type="string">
            <text:p>Выполнить несколько комманд подряд НЕЗАВИСИМО друг от друг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">command1</text:span><text:span text:style-name="T2">  |  </text:span><text:span text:style-name="T3">command2</text:span></text:p>
          </table:table-cell>
          <table:table-cell table:style-name="ce52" office:value-type="string" calcext:value-type="string">
            <text:p>| - 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68" office:value-type="string" calcext:value-type="string">
            <text:p>ПАМЯТЬ И ПРОЦЕССЫ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4" office:value-type="string" calcext:value-type="string">
            <text:p>ps</text:p>
          </table:table-cell>
          <table:table-cell table:style-name="ce52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ps x</text:p>
          </table:table-cell>
          <table:table-cell table:style-name="ce52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ps &lt;имя пользователя&gt;</text:p>
          </table:table-cell>
          <table:table-cell table:style-name="ce52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ps -aux</text:p>
          </table:table-cell>
          <table:table-cell table:style-name="ce52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ps -aux | grep denis</text:p>
          </table:table-cell>
          <table:table-cell table:style-name="ce52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kill</text:p>
          </table:table-cell>
          <table:table-cell table:style-name="ce52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killall &lt;имя/id процесса&gt;</text:p>
          </table:table-cell>
          <table:table-cell table:style-name="ce52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4">kill </text:span><text:span text:style-name="T5">-STOP</text:span><text:span text:style-name="T6"> &lt;имя/id процесса&gt;</text:span></text:p>
          </table:table-cell>
          <table:table-cell table:style-name="ce52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4">kill </text:span><text:span text:style-name="T5">-CONT</text:span><text:span text:style-name="T6"> &lt;имя/id процесса&gt;</text:span></text:p>
          </table:table-cell>
          <table:table-cell table:style-name="ce52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/>
          <table:table-cell table:style-name="ce52" office:value-type="string" calcext:value-type="string">
            <text:p><text:span text:style-name="T15">SIGINT </text:span>остановить процесс мягко, послав ему сигнал Ctrl+C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kill -TERM &lt;имя/id процесса&gt;</text:p>
          </table:table-cell>
          <table:table-cell table:style-name="ce52" office:value-type="string" calcext:value-type="string">
            <text:p>SIGTERM - немедленно завершает процесс, </text:p>
            <text:p>но обрабатывается программой, </text:p>
            <text:p>поэтому позволяет ей завершить дочерние процессы и освободить все ресурсы;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kill -KILL &lt;имя/id процесса&gt;</text:p>
          </table:table-cell>
          <table:table-cell table:style-name="ce52" office:value-type="string" calcext:value-type="string">
            <text:p>SIGKILL - тоже немедленно завершает процесс, но, в отличие от предыдущего варианта, он не передается самому процессу, а обрабатывается ядром. Поэтому ресурсы и дочерние процессы остаются запущенными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fg</text:p>
          </table:table-cell>
          <table:table-cell table:style-name="ce52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trl+С</text:p>
          </table:table-cell>
          <table:table-cell table:style-name="ce52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trl+Z</text:p>
          </table:table-cell>
          <table:table-cell table:style-name="ce52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op</text:p>
          </table:table-cell>
          <table:table-cell table:style-name="ce52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ift+P</text:p>
          </table:table-cell>
          <table:table-cell table:style-name="ce52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ift+M</text:p>
          </table:table-cell>
          <table:table-cell table:style-name="ce52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ree -h</text:p>
          </table:table-cell>
          <table:table-cell table:style-name="ce52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shutdown</text:p>
          </table:table-cell>
          <table:table-cell table:style-name="ce52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reboot now</text:p>
          </table:table-cell>
          <table:table-cell table:style-name="ce52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3" office:value-type="string" calcext:value-type="string">
            <text:p>СЛУЖБЫ (скрытые фоновые процессы)</text:p>
          </table:table-cell>
          <table:table-cell table:style-name="ce53"/>
          <table:table-cell table:number-columns-repeated="1022"/>
        </table:table-row>
        <table:table-row table:style-name="ro2">
          <table:table-cell table:style-name="ce69" office:value-type="string" calcext:value-type="string">
            <text:p>systemctl <text:span text:style-name="T7">опции</text:span> <text:span text:style-name="T8">команда</text:span> <text:span text:style-name="T9">служба служба</text:span></text:p>
          </table:table-cell>
          <table:table-cell table:style-name="ce69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ystemctl stop predictive</text:p>
          </table:table-cell>
          <table:table-cell table:style-name="ce52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0">systemctl </text:span>list-units</text:p>
          </table:table-cell>
          <table:table-cell table:style-name="ce52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10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0">systemctl </text:span>start service</text:p>
          </table:table-cell>
          <table:table-cell table:style-name="ce52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0">systemctl </text:span>restart …</text:p>
          </table:table-cell>
          <table:table-cell table:style-name="ce52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0">systemctl </text:span>try-restart …</text:p>
          </table:table-cell>
          <table:table-cell table:style-name="ce52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0">systemctl </text:span>reload-or-restart …</text:p>
          </table:table-cell>
          <table:table-cell table:style-name="ce52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0">systemctl </text:span>enable …</text:p>
          </table:table-cell>
          <table:table-cell table:style-name="ce52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0">systemctl </text:span>disable …</text:p>
          </table:table-cell>
          <table:table-cell table:style-name="ce52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0">systemctl </text:span>is-enabled </text:p>
          </table:table-cell>
          <table:table-cell table:style-name="ce52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0">systemctl </text:span>snapsot</text:p>
          </table:table-cell>
          <table:table-cell table:style-name="ce52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0">systemctl </text:span>daemon-reload</text:p>
          </table:table-cell>
          <table:table-cell table:style-name="ce52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9" office:value-type="string" calcext:value-type="string">
            <text:p>Units (юниты)</text:p>
          </table:table-cell>
          <table:table-cell table:style-name="ce69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НАВИГАЦИЯ И ПОИСК.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4" office:value-type="string" calcext:value-type="string">
            <text:p>cd</text:p>
          </table:table-cell>
          <table:table-cell table:style-name="ce52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d .</text:p>
          </table:table-cell>
          <table:table-cell table:style-name="ce52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d ..</text:p>
          </table:table-cell>
          <table:table-cell table:style-name="ce52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d ../..</text:p>
          </table:table-cell>
          <table:table-cell table:style-name="ce52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d ~</text:p>
          </table:table-cell>
          <table:table-cell table:style-name="ce52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pwd</text:p>
          </table:table-cell>
          <table:table-cell table:style-name="ce52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ls</text:p>
          </table:table-cell>
          <table:table-cell table:style-name="ce52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ls -la</text:p>
          </table:table-cell>
          <table:table-cell table:style-name="ce52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ls -la -R /</text:p>
          </table:table-cell>
          <table:table-cell table:style-name="ce52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ocate &lt;имя файла/папки&gt;</text:p>
          </table:table-cell>
          <table:table-cell table:style-name="ce5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whereis &lt;имя файла/папки&gt;</text:p>
          </table:table-cell>
          <table:table-cell table:style-name="ce5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ind /home -name "&lt;имя файла/папки&gt;"</text:p>
          </table:table-cell>
          <table:table-cell table:style-name="ce52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-i</text:p>
          </table:table-cell>
          <table:table-cell table:style-name="ce52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d /media/cdrom</text:p>
          </table:table-cell>
          <table:table-cell table:style-name="ce52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РАБОТА С ФАЙЛАМИ И ПАПКАМИ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4" office:value-type="string" calcext:value-type="string">
            <text:p>mkdir</text:p>
          </table:table-cell>
          <table:table-cell table:style-name="ce52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kdir -p Dir4/Dir5</text:p>
          </table:table-cell>
          <table:table-cell table:style-name="ce52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ouch</text:p>
          </table:table-cell>
          <table:table-cell table:style-name="ce52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rm</text:p>
          </table:table-cell>
          <table:table-cell table:style-name="ce52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mdir</text:p>
          </table:table-cell>
          <table:table-cell table:style-name="ce52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mdir -p dir1/dir2/dir3</text:p>
          </table:table-cell>
          <table:table-cell table:style-name="ce52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-i</text:p>
          </table:table-cell>
          <table:table-cell table:style-name="ce52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0" office:value-type="string" calcext:value-type="string">
            <text:p>rm -R</text:p>
          </table:table-cell>
          <table:table-cell table:style-name="ce52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0" office:value-type="string" calcext:value-type="string">
            <text:p>sudo rm -R /</text:p>
          </table:table-cell>
          <table:table-cell table:style-name="ce52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cat</text:p>
          </table:table-cell>
          <table:table-cell table:style-name="ce52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more</text:p>
          </table:table-cell>
          <table:table-cell table:style-name="ce52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less</text:p>
          </table:table-cell>
          <table:table-cell table:style-name="ce52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1">cp</text:span> &lt;название файла&gt; &lt;путь, куда копируем&gt;</text:p>
          </table:table-cell>
          <table:table-cell table:style-name="ce52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p hello*.*</text:p>
          </table:table-cell>
          <table:table-cell table:style-name="ce52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p hello?.*</text:p>
          </table:table-cell>
          <table:table-cell table:style-name="ce52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p -R Dir2 Dir 4</text:p>
          </table:table-cell>
          <table:table-cell table:style-name="ce52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-v</text:p>
          </table:table-cell>
          <table:table-cell table:style-name="ce52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mv</text:p>
          </table:table-cell>
          <table:table-cell table:style-name="ce52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v text.txt .text.txt</text:p>
          </table:table-cell>
          <table:table-cell table:style-name="ce52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v &lt;file name&gt; &lt;folder name&gt;/</text:p>
          </table:table-cell>
          <table:table-cell table:style-name="ce52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v &lt;file name&gt; ..</text:p>
          </table:table-cell>
          <table:table-cell table:style-name="ce52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df /work</text:p>
          </table:table-cell>
          <table:table-cell table:style-name="ce52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df /root</text:p>
          </table:table-cell>
          <table:table-cell table:style-name="ce52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df -Th | grep "^/dev"</text:p>
          </table:table-cell>
          <table:table-cell table:style-name="ce52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sblk -f</text:p>
          </table:table-cell>
          <table:table-cell table:style-name="ce52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4" office:value-type="string" calcext:value-type="string">
            <text:p>mc</text:p>
          </table:table-cell>
          <table:table-cell table:style-name="ce52" office:value-type="string" calcext:value-type="string">
            <text:p><text:span text:style-name="T16">Открыть коммандер прямо в терминале ))</text:span></text:p>
            <text:p>Если его нет, то <text:span text:style-name="T16">sudo apt install mc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52" office:value-type="string" calcext:value-type="string">
            <text:p>зажимаем Ctrl+Shift и перетаскиваем наш файл/папку в место, где будет ярлык.  </text:p>
            <text:p>Появляется ярлык (со стрелкой)</text:p>
          </table:table-cell>
          <table:table-cell table:style-name="ce54" office:value-type="string" calcext:value-type="string">
            <text:p>Сделать ссылку на папку или файл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ln -s &lt;пуь к папке, где будет ярлык&gt;</text:p>
          </table:table-cell>
          <table:table-cell table:style-name="ce52" office:value-type="string" calcext:value-type="string">
            <text:p>Сделать ссылку на папку или файл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ЗАПИСЬ В ФАЙЛЫ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gedit</text:p>
          </table:table-cell>
          <table:table-cell table:style-name="ce52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54" office:value-type="string" calcext:value-type="string">
            <text:p>nano</text:p>
          </table:table-cell>
          <table:table-cell table:style-name="ce52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52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trl-K (или F9)</text:p>
          </table:table-cell>
          <table:table-cell table:style-name="ce52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комбинация Alt-6</text:p>
          </table:table-cell>
          <table:table-cell table:style-name="ce52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trl-U или F10</text:p>
          </table:table-cell>
          <table:table-cell table:style-name="ce52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pico</text:p>
          </table:table-cell>
          <table:table-cell table:style-name="ce52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vi</text:p>
          </table:table-cell>
          <table:table-cell table:style-name="ce52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Hit the Esc key to enter "Normal mode". Then you can type : to enter "Command-line mode". A colon (:) will appear at the bottom of the screen and you can type in one of the following commands. To execute a command, press the Enter key.</text:p>
          </table:table-cell>
          <table:table-cell table:style-name="ce52" office:value-type="string" calcext:value-type="string">
            <text:p>Выйти из VIM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sed</text:p>
          </table:table-cell>
          <table:table-cell table:style-name="ce52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ЯРЛЫКИ, СОРТИНГ, РЕГУЛЯРНЫЕ ВЫРАЖЕНИЯ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ln -s</text:p>
          </table:table-cell>
          <table:table-cell table:style-name="ce52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10">
          <table:table-cell table:style-name="ce54" office:value-type="string" calcext:value-type="string">
            <text:p>ln</text:p>
          </table:table-cell>
          <table:table-cell table:style-name="ce52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wc &lt;имя файла&gt;</text:p>
          </table:table-cell>
          <table:table-cell table:style-name="ce52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ort &lt;имя файла с данными&gt;</text:p>
          </table:table-cell>
          <table:table-cell table:style-name="ce52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-n</text:p>
          </table:table-cell>
          <table:table-cell table:style-name="ce52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52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атрибут -f 3</text:p>
          </table:table-cell>
          <table:table-cell table:style-name="ce52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1">grep</text:span> &lt;искомый текст&gt; &lt;папка/файл&gt;</text:p>
          </table:table-cell>
          <table:table-cell table:style-name="ce52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-E "[A-Za-z].gov" mydatafile.txt</text:p>
          </table:table-cell>
          <table:table-cell table:style-name="ce52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-E "[A-Za-z]*.gov" mydatafile.txt</text:p>
          </table:table-cell>
          <table:table-cell table:style-name="ce52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-E "(kgb.gov|intel.com)"</text:p>
          </table:table-cell>
          <table:table-cell table:style-name="ce52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ЕРЕНАПРАВЛЕНИЕ ВЫВОДА/ВВОДА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read</text:p>
          </table:table-cell>
          <table:table-cell table:style-name="ce52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ead &lt;имя переменной&gt;</text:p>
          </table:table-cell>
          <table:table-cell table:style-name="ce52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ort names.txt</text:p>
          </table:table-cell>
          <table:table-cell table:style-name="ce52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sort names.txt &gt; sorted.txt</text:p>
          </table:table-cell>
          <table:table-cell table:style-name="ce52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»</text:p>
          </table:table-cell>
          <table:table-cell table:style-name="ce52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2&gt;</text:p>
          </table:table-cell>
          <table:table-cell table:style-name="ce52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2&gt; errors.txt</text:p>
          </table:table-cell>
          <table:table-cell table:style-name="ce52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anton /etc/* 2&gt; /dev/null</text:p>
          </table:table-cell>
          <table:table-cell table:style-name="ce52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anton /etc/* &gt; good.txt 2&gt; errors.txt</text:p>
          </table:table-cell>
          <table:table-cell table:style-name="ce52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anton /etc/* &amp;&gt; allresults.txt</text:p>
          </table:table-cell>
          <table:table-cell table:style-name="ce52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АРХИВИРОВАНИЕ И КОМПРЕССИЯ ДАННЫХ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tar</text:p>
          </table:table-cell>
          <table:table-cell table:style-name="ce52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1">tar</text:span> cvf mytar.tar Folder1</text:p>
          </table:table-cell>
          <table:table-cell table:style-name="ce52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tar tf mytar.tar</text:p>
          </table:table-cell>
          <table:table-cell table:style-name="ce52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tar xvf mytar.tar</text:p>
          </table:table-cell>
          <table:table-cell table:style-name="ce52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11">gzip</text:span> mytar.tar</text:p>
          </table:table-cell>
          <table:table-cell table:style-name="ce52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unzip mytar.tar.gz</text:p>
          </table:table-cell>
          <table:table-cell table:style-name="ce52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1">bzip2</text:span> mytar.tar</text:p>
          </table:table-cell>
          <table:table-cell table:style-name="ce52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bunzip2 mytar.tar.bz2</text:p>
          </table:table-cell>
          <table:table-cell table:style-name="ce52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1">xz</text:span> и unxz</text:p>
          </table:table-cell>
          <table:table-cell table:style-name="ce52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ar cvzf mytar.tar Folder1</text:p>
          </table:table-cell>
          <table:table-cell table:style-name="ce73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3"/>
          <table:table-cell table:number-columns-repeated="1022"/>
        </table:table-row>
        <table:table-row table:style-name="ro4">
          <table:table-cell table:style-name="ce54" office:value-type="string" calcext:value-type="string">
            <text:p>zip -r myZIP.zip Folder1</text:p>
          </table:table-cell>
          <table:table-cell table:style-name="ce73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unzip myZIP.zip</text:p>
          </table:table-cell>
          <table:table-cell table:style-name="ce52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ОЛЬЗОВАТЕЛИ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cat /etc/passwd</text:p>
          </table:table-cell>
          <table:table-cell table:style-name="ce52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whoami</text:p>
          </table:table-cell>
          <table:table-cell table:style-name="ce52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1">su</text:span> &lt;имя юзера&gt;</text:p>
          </table:table-cell>
          <table:table-cell table:style-name="ce52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exit</text:p>
          </table:table-cell>
          <table:table-cell table:style-name="ce52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ogout</text:p>
          </table:table-cell>
          <table:table-cell table:style-name="ce52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id &lt;имя юзера&gt;</text:p>
          </table:table-cell>
          <table:table-cell table:style-name="ce52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ast</text:p>
          </table:table-cell>
          <table:table-cell table:style-name="ce52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who</text:p>
          </table:table-cell>
          <table:table-cell table:style-name="ce52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w</text:p>
          </table:table-cell>
          <table:table-cell table:style-name="ce52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<text:span text:style-name="T11">useradd</text:span> -m &lt;имя пользователя&gt;</text:p>
          </table:table-cell>
          <table:table-cell table:style-name="ce52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passwd &lt;имя пользователя&gt;</text:p>
          </table:table-cell>
          <table:table-cell table:style-name="ce52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/etc/skel/</text:p>
          </table:table-cell>
          <table:table-cell table:style-name="ce52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userdel -r &lt;имя пользователя&gt;</text:p>
          </table:table-cell>
          <table:table-cell table:style-name="ce52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groupadd &lt;имя группы&gt;</text:p>
          </table:table-cell>
          <table:table-cell table:style-name="ce52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groupdel &lt;имя группы&gt;</text:p>
          </table:table-cell>
          <table:table-cell table:style-name="ce52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<text:span text:style-name="T11">usermod</text:span> <text:span text:style-name="T12">-aG</text:span> &lt;имя группы&gt; &lt;имя пользователя&gt;</text:p>
          </table:table-cell>
          <table:table-cell table:style-name="ce52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deluser &lt;имя группы&gt; &lt;имя пользователя&gt;</text:p>
          </table:table-cell>
          <table:table-cell table:style-name="ce52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СЕТЬ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env | grep proxy</text:p>
          </table:table-cell>
          <table:table-cell table:style-name="ce52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fconfig</text:p>
          </table:table-cell>
          <table:table-cell table:style-name="ce52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iwconfig</text:p>
          </table:table-cell>
          <table:table-cell table:style-name="ce52" office:value-type="string" calcext:value-type="string">
            <text:p>настройки роутера, в том числе PowerManagement: on или off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shw -C network</text:p>
          </table:table-cell>
          <table:table-cell table:style-name="ce52" office:value-type="string" calcext:value-type="string">
            <text:p>информация об интернет-роутер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netstat -antu</text:p>
          </table:table-cell>
          <table:table-cell table:style-name="ce52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ifconfig</text:p>
          </table:table-cell>
          <table:table-cell table:style-name="ce52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ip addr show</text:p>
          </table:table-cell>
          <table:table-cell table:style-name="ce52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oute</text:p>
          </table:table-cell>
          <table:table-cell table:style-name="ce52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ping</text:p>
          </table:table-cell>
          <table:table-cell table:style-name="ce52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2">
          <table:table-cell table:style-name="ce72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72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72" table:number-columns-repeated="2"/>
          <table:table-cell table:number-columns-repeated="1022"/>
        </table:table-row>
        <table:table-row table:style-name="ro2">
          <table:table-cell table:style-name="ce72" office:value-type="string" calcext:value-type="string">
            <text:p>sudo route -n</text:p>
          </table:table-cell>
          <table:table-cell table:style-name="ce72" office:value-type="string" calcext:value-type="string">
            <text:p>увидеть соединения, в том числе vpn</text:p>
          </table:table-cell>
          <table:table-cell table:number-columns-repeated="1022"/>
        </table:table-row>
        <table:table-row table:style-name="ro8">
          <table:table-cell table:style-name="ce73" office:value-type="string" calcext:value-type="string">
            <text:p>sudo route del -net 0.0.0.0 gw 172.31.20.209 netmask 0.0.0.0 dev tun0</text:p>
          </table:table-cell>
          <table:table-cell table:style-name="ce52" office:value-type="string" calcext:value-type="string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15">172.31.20.209 заменяем на наш ip от vpn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РАВА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rwx</text:p>
          </table:table-cell>
          <table:table-cell table:style-name="ce52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--</text:p>
          </table:table-cell>
          <table:table-cell table:style-name="ce52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chown &lt;имя пользователя&gt; &lt;имя файла/папки&gt;</text:p>
          </table:table-cell>
          <table:table-cell table:style-name="ce52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chgrp &lt;имя группы&gt; &lt;имя файла/папки&gt;</text:p>
          </table:table-cell>
          <table:table-cell table:style-name="ce52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chmod o+x &lt;имя файла/папки&gt;</text:p>
          </table:table-cell>
          <table:table-cell table:style-name="ce52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chmod u+x, g-w, o+r &lt;имя файла/папки&gt;</text:p>
          </table:table-cell>
          <table:table-cell table:style-name="ce52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hmod ugo=r &lt;имя файла/папки&gt;</text:p>
          </table:table-cell>
          <table:table-cell table:style-name="ce52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 = 4, w = 2, x = 1</text:p>
          </table:table-cell>
          <table:table-cell table:style-name="ce52"/>
          <table:table-cell table:number-columns-repeated="1022"/>
        </table:table-row>
        <table:table-row table:style-name="ro4">
          <table:table-cell table:style-name="ce52" office:value-type="string" calcext:value-type="string">
            <text:p>rwx = 7, rw- = 6, r-x = 5, r-- = 4, -wx = 3, -w- = 2, --x = 1, --- = 0</text:p>
          </table:table-cell>
          <table:table-cell table:style-name="ce52"/>
          <table:table-cell table:number-columns-repeated="1022"/>
        </table:table-row>
        <table:table-row table:style-name="ro4">
          <table:table-cell table:style-name="ce52" office:value-type="string" calcext:value-type="string">
            <text:p>chmod 777 &lt;имя файла/папки&gt;</text:p>
          </table:table-cell>
          <table:table-cell table:style-name="ce52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chmod o+t &lt;имя папки&gt;</text:p>
          </table:table-cell>
          <table:table-cell table:style-name="ce52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chmod 1777 &lt;имя папки&gt;</text:p>
          </table:table-cell>
          <table:table-cell table:style-name="ce52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chmod a+x myscript.sh</text:p>
          </table:table-cell>
          <table:table-cell table:style-name="ce54" office:value-type="string" calcext:value-type="string">
            <text:p>Всем группам добавить право на исполнени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hmod -R 777 &lt;имя папки&gt;</text:p>
          </table:table-cell>
          <table:table-cell table:style-name="ce52" office:value-type="string" calcext:value-type="string">
            <text:p>РЕКУРСИВНАЯ смена прав на папку и все объекты в ней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УСТРОЙСТВА</text:p>
          </table:table-cell>
          <table:table-cell table:style-name="ce68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lsusb</text:p>
          </table:table-cell>
          <table:table-cell table:style-name="ce52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canimage -L</text:p>
          </table:table-cell>
          <table:table-cell table:style-name="ce52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ubuntu-drivers devices</text:p>
          </table:table-cell>
          <table:table-cell table:style-name="ce52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3">sudo fdisk -l     </text:span><text:span text:style-name="T14"># узнаём имя нашей флешки, например dev/sdd</text:span></text:p>
            <text:p/>
            <text:p>sudo dd if='~/Downloads/ubuntu20_04.iso' of=/dev/sdd bs=1M</text:p>
          </table:table-cell>
          <table:table-cell table:style-name="ce52" office:value-type="string" calcext:value-type="string">
            <text:p><text:span text:style-name="T16">Сделать загрузочную флешку из iso-образа</text:span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brscan-skey <text:s/>-l</text:p>
          </table:table-cell>
          <table:table-cell table:style-name="ce52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BASH SCRIPTS</text:p>
          </table:table-cell>
          <table:table-cell table:style-name="ce68"/>
          <table:table-cell table:number-columns-repeated="1022"/>
        </table:table-row>
        <table:table-row table:style-name="ro3">
          <table:table-cell table:style-name="ce52"/>
          <table:table-cell table:style-name="ce52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chmod a+x myscript.sh</text:p>
          </table:table-cell>
          <table:table-cell table:style-name="ce52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./myscript.sh</text:p>
          </table:table-cell>
          <table:table-cell table:style-name="ce52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xterm -e ./myscript.sh</text:p>
          </table:table-cell>
          <table:table-cell table:style-name="ce52" office:value-type="string" calcext:value-type="string">
            <text:p>запустить скрипт с именем myscript.sh в другом терминале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gnome-terminal -- "bash -c \"!!; exec bash\""</text:p>
            <text:p/>
            <text:p>gnome-terminal -x sh -c "!!; bash"</text:p>
          </table:table-cell>
          <table:table-cell table:style-name="ce52" office:value-type="string" calcext:value-type="string">
            <text:p>запустить скрипт с именем myscript.sh в другом терминале, если нет команды xterm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#!/bin/bash</text:p>
            <text:p>export WEB_EDU_CONFIG_PATH=/opt/bars/web_edu/web_edu_dev/conf</text:p>
            <text:p>export DJANGO_SETTINGS_MODULE=web_edu.settings</text:p>
            <text:p/>
            <text:p>echo starting celery</text:p>
            <text:p>gnome-terminal -- /bin/sh -c 'cd src &amp;&amp; /home/anton/PROJECTS/web_edu/venv_web_edu/bin/celery -A web_edu worker --queues=celery,long_term,notifier,analytic_collector --concurrency=1 --loglevel=info'</text:p>
            <text:p/>
            <text:p>echo starting django</text:p>
            <text:p>gnome-terminal -- /bin/sh -c 'cd /home/anton/PROJECTS/web_edu/src/web_edu &amp;&amp; pwd &amp;&amp; /home/anton/PROJECTS/web_edu/venv_web_edu/bin/python3.7 manage.py runserver'</text:p>
          </table:table-cell>
          <table:table-cell table:style-name="ce52" office:value-type="string" calcext:value-type="string">
            <text:p>Питоновское <text:span text:style-name="T16">виртуальное окружение не активируется в дочерних процессах,</text:span> вместо него надо запускать скрипты исполняемыми файлами из этого окружения!</text:p>
            <text:p/>
            <text:p>Этот баш-скрипт:</text:p>
            <text:p>0) Экспортирует переменные</text:p>
            <text:p>1) запускает Селери из bin папки виртуального окружения</text:p>
            <text:p><text:span text:style-name="T15">2) Запускает Джанго исполняемым файлом Питона из bin </text:span>папки виртуального окружения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$0</text:p>
          </table:table-cell>
          <table:table-cell table:style-name="ce52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$1</text:p>
          </table:table-cell>
          <table:table-cell table:style-name="ce52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52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52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52" office:value-type="string" calcext:value-type="string">
            <text:p>while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for myfile in `ls *.txt`; do</text:p>
            <text:p>cat $myfile</text:p>
            <text:p>done</text:p>
          </table:table-cell>
          <table:table-cell table:style-name="ce52" office:value-type="string" calcext:value-type="string">
            <text:p>for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for x in {1...10}; do</text:p>
            <text:p>echo "X = $x"</text:p>
            <text:p>done</text:p>
          </table:table-cell>
          <table:table-cell table:style-name="ce52" office:value-type="string" calcext:value-type="string">
            <text:p>for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52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mma=0</text:p>
          </table:table-cell>
          <table:table-cell table:style-name="ce52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52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yFunction 50 vasya</text:p>
          </table:table-cell>
          <table:table-cell table:style-name="ce52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"Summa = $summa"</text:p>
          </table:table-cell>
          <table:table-cell table:style-name="ce52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74" office:value-type="string" calcext:value-type="string">
            <text:p>УДАЛЁННОЕ ПОДКЛЮЧЕНИЕ К СЕРВЕРУ</text:p>
          </table:table-cell>
          <table:table-cell table:style-name="ce74"/>
          <table:table-cell table:number-columns-repeated="1022"/>
        </table:table-row>
        <table:table-row table:style-name="ro2">
          <table:table-cell table:style-name="ce53" office:value-type="string" calcext:value-type="string">
            <text:p>ssh</text:p>
          </table:table-cell>
          <table:table-cell table:style-name="ce53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5">ssh </text:span><text:span text:style-name="T15"><text:a xlink:href="mailto:login@ip" xlink:type="simple">login@ip</text:a></text:span></text:p>
            <text:p/>
            <text:p><text:span text:style-name="T15">НАПРИМЕР,</text:span></text:p>
            <text:p><text:span text:style-name="T15">ssh </text:span><text:span text:style-name="T15"><text:a xlink:href="mailto:bars@192.168.233.95" xlink:type="simple">bars@192.168.233.95</text:a></text:span></text:p>
          </table:table-cell>
          <table:table-cell table:style-name="ce52" office:value-type="string" calcext:value-type="string">
            <text:p>Подключение по ssh.</text:p>
            <text:p>Автоматически проставит сохранённые ssh-ключи. Если они не подойдут, предложит ввести пароль.</text:p>
            <text:p>вводим пароль (он в терминале введётся невидимым)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cat /opt/bars/web_edu/web_edu_custom2/conf/web_edu.conf | less</text:p>
          </table:table-cell>
          <table:table-cell table:style-name="ce52" office:value-type="string" calcext:value-type="string">
            <text:p>Посмотреть содержимое файла /opt/bars/web_edu/web_edu_custom2/conf/web_edu.conf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Выход из просмотра q</text:p>
          </table:table-cell>
          <table:table-cell table:style-name="ce52" office:value-type="string" calcext:value-type="string">
            <text:p>выход из просмотра файл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exit</text:p>
          </table:table-cell>
          <table:table-cell table:style-name="ce52" office:value-type="string" calcext:value-type="string">
            <text:p>отключиться от сервак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c</text:p>
          </table:table-cell>
          <table:table-cell table:style-name="ce52" office:value-type="string" calcext:value-type="string">
            <text:p>Открыть коммандер прямо в терминале ))</text:p>
          </table:table-cell>
          <table:table-cell table:number-columns-repeated="1022"/>
        </table:table-row>
        <table:table-row table:style-name="ro1" table:number-rows-repeated="43">
          <table:table-cell table:style-name="ce52" table:number-columns-repeated="2"/>
          <table:table-cell table:number-columns-repeated="1022"/>
        </table:table-row>
        <table:table-row table:style-name="ro1" table:number-rows-repeated="1048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62"/>
        <table:table-column table:style-name="co6" table:default-cell-style-name="ce62"/>
        <table:table-column table:style-name="co3" table:number-columns-repeated="62" table:default-cell-style-name="ce62"/>
        <table:table-column table:style-name="co4" table:number-columns-repeated="960" table:default-cell-style-name="ce127"/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3" office:value-type="string" calcext:value-type="string">
            <text:p>КОММИТ, ПУШ и ПУЛЛ</text:p>
          </table:table-cell>
          <table:table-cell table:style-name="ce63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7">git </text:span><text:span text:style-name="T18">add</text:span><text:span text:style-name="T19"> .</text:span></text:p>
          </table:table-cell>
          <table:table-cell table:style-name="ce52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20">git </text:span><text:span text:style-name="T21">commit</text:span><text:span text:style-name="T22"> -m "README file was changed"</text:span></text:p>
          </table:table-cell>
          <table:table-cell table:style-name="ce52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git <text:span text:style-name="T23">push</text:span> -u <text:span text:style-name="T24">origin master</text:span></text:p>
          </table:table-cell>
          <table:table-cell table:style-name="ce52" office:value-type="string" calcext:value-type="string">
            <text:p><text:span text:style-name="T69">из локального выгрузить ветку главную в репозиторий, подключенный как </text:span><text:span text:style-name="T70">origin</text:span><text:span text:style-name="T71">, в ветку </text:span><text:span text:style-name="T72">master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git <text:span text:style-name="T25">diff</text:span> --stat --cached<text:span text:style-name="T26"> origin/master</text:span></text:p>
          </table:table-cell>
          <table:table-cell table:style-name="ce52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git rm --cached blog/blog.php</text:p>
          </table:table-cell>
          <table:table-cell table:style-name="ce52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push</text:p>
          </table:table-cell>
          <table:table-cell table:style-name="ce52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PS D:\Python\aanikin\Python&gt; git <text:span text:style-name="T12">add</text:span> Practice/a.makarov/test.py</text:p>
          </table:table-cell>
          <table:table-cell table:style-name="ce52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git <text:span text:style-name="T27">pull</text:span> aanikin master –allow-unrelated-histories</text:p>
          </table:table-cell>
          <table:table-cell table:style-name="ce52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PS D:\Python\aanikin\Python&gt; git <text:span text:style-name="T27">push</text:span> -u aanikin --all</text:p>
          </table:table-cell>
          <table:table-cell table:style-name="ce52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8">git </text:span><text:span text:style-name="T29">clone</text:span><text:span text:style-name="T30"> </text:span>https://github.com/aanikin/Python</text:p>
          </table:table-cell>
          <table:table-cell table:style-name="ce52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0">
          <table:table-cell table:style-name="ce52" office:value-type="string" calcext:value-type="string">
            <text:p>git clean -df</text:p>
            <text:p>git reset --hard</text:p>
            <text:p>git pull <text:span text:style-name="T26">origin master</text:span></text:p>
          </table:table-cell>
          <table:table-cell table:style-name="ce52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ТЭГИ</text:p>
          </table:table-cell>
          <table:table-cell table:style-name="ce104"/>
          <table:table-cell table:number-columns-repeated="1022"/>
        </table:table-row>
        <table:table-row table:style-name="ro15">
          <table:table-cell table:style-name="ce106" office:value-type="string" calcext:value-type="string">
            <text:p>git tag stable-1</text:p>
          </table:table-cell>
          <table:table-cell table:style-name="ce52" office:value-type="string" calcext:value-type="string">
            <text:p><text:span text:style-name="T46">создать «легковесный» тэг, связанный с последним</text:span></text:p>
            <text:p><text:span text:style-name="T46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tag stable-2 f292ef5</text:p>
          </table:table-cell>
          <table:table-cell table:style-name="ce106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БЭКАП</text:p>
          </table:table-cell>
          <table:table-cell table:style-name="ce104"/>
          <table:table-cell table:number-columns-repeated="1022"/>
        </table:table-row>
        <table:table-row table:style-name="ro1">
          <table:table-cell table:style-name="ce106" office:value-type="string" calcext:value-type="string">
            <text:p>git reset</text:p>
          </table:table-cell>
          <table:table-cell table:style-name="ce106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6">
          <table:table-cell table:style-name="ce108" office:value-type="string" calcext:value-type="string">
            <text:p>git <text:span text:style-name="T31">reset</text:span> --soft <text:span text:style-name="T24">origin feature</text:span></text:p>
          </table:table-cell>
          <table:table-cell table:style-name="ce52" office:value-type="string" calcext:value-type="string">
            <text:p><text:span text:style-name="T73">Главная команда!</text:span></text:p>
            <text:p><text:span text:style-name="T4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08" office:value-type="string" calcext:value-type="string">
            <text:p>git reset HEAD~1</text:p>
          </table:table-cell>
          <table:table-cell table:style-name="ce52" office:value-type="string" calcext:value-type="string">
            <text:p>Отменить коммит, если НЕ сделали push</text:p>
          </table:table-cell>
          <table:table-cell table:number-columns-repeated="1022"/>
        </table:table-row>
        <table:table-row table:style-name="ro10">
          <table:table-cell table:style-name="ce108" office:value-type="string" calcext:value-type="string">
            <text:p>git revert HEAD</text:p>
          </table:table-cell>
          <table:table-cell table:style-name="ce52" office:value-type="string" calcext:value-type="string">
            <text:p>Отменить коммит, если уже сделали push. </text:p>
            <text:p>This command will revert/remove the local commits/change and then you can push</text:p>
          </table:table-cell>
          <table:table-cell table:number-columns-repeated="1022"/>
        </table:table-row>
        <table:table-row table:style-name="ro4">
          <table:table-cell table:style-name="ce108" office:value-type="string" calcext:value-type="string">
            <text:p>git reset ORIG_HEAD</text:p>
          </table:table-cell>
          <table:table-cell table:style-name="ce52" office:value-type="string" calcext:value-type="string">
            <text:p>Отменить действие по отмене коммита. Вернуть коммит.</text:p>
            <text:p>Переносит Head на позицию, куда она смотрела ранее</text:p>
          </table:table-cell>
          <table:table-cell table:number-columns-repeated="1022"/>
        </table:table-row>
        <table:table-row table:style-name="ro2">
          <table:table-cell table:style-name="ce108" office:value-type="string" calcext:value-type="string">
            <text:p>git <text:span text:style-name="T31">checkout</text:span> &lt;hello.html&gt;</text:p>
          </table:table-cell>
          <table:table-cell table:style-name="ce52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git reset &lt;кусок изменённого объекта, например HEAD hello.html&gt;</text:p>
          </table:table-cell>
          <table:table-cell table:style-name="ce52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06" office:value-type="string" calcext:value-type="string">
            <text:p>git revert 7f6b500</text:p>
          </table:table-cell>
          <table:table-cell table:style-name="ce106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reset 9cf99cc —hard</text:p>
          </table:table-cell>
          <table:table-cell table:style-name="ce106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АНАЛИЗ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52" office:value-type="string" calcext:value-type="string">
            <text:p>git log —oneline</text:p>
          </table:table-cell>
          <table:table-cell table:style-name="ce52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status <text:s/></text:p>
          </table:table-cell>
          <table:table-cell table:style-name="ce106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git <text:span text:style-name="T25">diff</text:span> --stat --cached<text:span text:style-name="T26"> origin/master</text:span></text:p>
          </table:table-cell>
          <table:table-cell table:style-name="ce106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<text:span text:style-name="T32">git </text:span><text:span text:style-name="T33">remote</text:span><text:span text:style-name="T34"> </text:span><text:span text:style-name="T35">show </text:span><text:span text:style-name="T36">origin</text:span></text:p>
          </table:table-cell>
          <table:table-cell table:style-name="ce125" office:value-type="string" calcext:value-type="string">
            <text:p>то же самое ???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remote -v</text:p>
          </table:table-cell>
          <table:table-cell table:style-name="ce106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config --get remote.origin.url</text:p>
          </table:table-cell>
          <table:table-cell table:style-name="ce106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">
          <table:table-cell table:style-name="ce106" office:value-type="string" calcext:value-type="string">
            <text:p>git branch -a</text:p>
          </table:table-cell>
          <table:table-cell table:style-name="ce106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log —pretty=oneline</text:p>
          </table:table-cell>
          <table:table-cell table:style-name="ce106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7">
          <table:table-cell table:style-name="ce106" office:value-type="string" calcext:value-type="string">
            <text:p>git tag</text:p>
          </table:table-cell>
          <table:table-cell table:style-name="ce52" office:value-type="string" calcext:value-type="string">
            <text:p><text:span text:style-name="T46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3" office:value-type="string" calcext:value-type="string">
            <text:p>НАСТРОЙКИ ПОДКЛЮЧЕНИЯ</text:p>
          </table:table-cell>
          <table:table-cell table:style-name="ce63"/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--global user.name <text:span text:style-name="T37">"AntAlMakarov"</text:span></text:p>
          </table:table-cell>
          <table:table-cell table:style-name="ce52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--global user.password "your password"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38">git config --global user.email </text:span><text:span text:style-name="T39">"</text:span>AntAlMakarov@greenatom.ru<text:span text:style-name="T40">"</text:span></text:p>
          </table:table-cell>
          <table:table-cell table:style-name="ce52" office:value-type="string" calcext:value-type="string">
            <text:p><text:span text:style-name="T47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41">git </text:span><text:span text:style-name="T42">remote </text:span><text:span text:style-name="T43">add</text:span><text:span text:style-name="T44"> </text:span><text:span text:style-name="T43">origin</text:span><text:span text:style-name="T45"> </text:span>https://gitlab.com/dev/name_repo<text:span text:style-name="T46">/</text:span></text:p>
          </table:table-cell>
          <table:table-cell table:style-name="ce52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47">git remote add origin </text:span>https://github.com/Antohnio123/Antohnio.git</text:p>
          </table:table-cell>
          <table:table-cell table:style-name="ce52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08" office:value-type="string" calcext:value-type="string">
            <text:p>git <text:span text:style-name="T48">remote </text:span><text:span text:style-name="T49">set-url</text:span><text:span text:style-name="T50"> </text:span><text:span text:style-name="T49">origin</text:span><text:span text:style-name="T50"> </text:span>new.git.url/here</text:p>
          </table:table-cell>
          <table:table-cell table:style-name="ce52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10">git remote set-url origin https://&lt;MYNAME&gt;</text:span>:&lt;MYTOKEN&gt;@github.com/scuzzlebuzzle/ol3-1.git</text:p>
          </table:table-cell>
          <table:table-cell table:style-name="ce52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10">
          <table:table-cell table:style-name="ce111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111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47">git remote add aanikin </text:span>https://github.com/aanikin/Python</text:p>
          </table:table-cell>
          <table:table-cell table:style-name="ce52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0">
          <table:table-cell table:style-name="ce52" office:value-type="string" calcext:value-type="string">
            <text:p>git config --global credential.helper store</text:p>
          </table:table-cell>
          <table:table-cell table:style-name="ce52" office:value-type="string" calcext:value-type="string">
            <text:p><text:span text:style-name="T16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--global --unset credential.helper</text:p>
          </table:table-cell>
          <table:table-cell table:style-name="ce52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rm ~/.git-credentials</text:p>
          </table:table-cell>
          <table:table-cell table:style-name="ce52" office:value-type="string" calcext:value-type="string">
            <text:p><text:span text:style-name="T74">очистить сохранённый пароль / токен</text:span></text:p>
            <text:p>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>
          <table:table-cell table:style-name="ce112"/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3" office:value-type="string" calcext:value-type="string">
            <text:p>ВЕТКИ:</text:p>
          </table:table-cell>
          <table:table-cell table:style-name="ce63"/>
          <table:table-cell table:number-columns-repeated="1022"/>
        </table:table-row>
        <table:table-row table:style-name="ro1">
          <table:table-cell table:style-name="ce113" office:value-type="string" calcext:value-type="string">
            <text:p>git branch -a</text:p>
          </table:table-cell>
          <table:table-cell table:style-name="ce106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7">
          <table:table-cell table:style-name="ce106" office:value-type="string" calcext:value-type="string">
            <text:p>git checkout -b admin</text:p>
          </table:table-cell>
          <table:table-cell table:style-name="ce52" office:value-type="string" calcext:value-type="string">
            <text:p><text:span text:style-name="T46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115" office:value-type="string" calcext:value-type="string">
            <text:p>git checkout forum</text:p>
          </table:table-cell>
          <table:table-cell table:style-name="ce106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checkout 2a36c1b</text:p>
          </table:table-cell>
          <table:table-cell table:style-name="ce106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06" office:value-type="string" calcext:value-type="string">
            <text:p>git merge forum</text:p>
          </table:table-cell>
          <table:table-cell table:style-name="ce106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5">
          <table:table-cell table:style-name="ce106" office:value-type="string" calcext:value-type="string">
            <text:p>git branch --set-upstream-to=master tocheck</text:p>
          </table:table-cell>
          <table:table-cell table:style-name="ce106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9">
          <table:table-cell table:style-name="ce106" office:value-type="string" calcext:value-type="string">
            <text:p>$ git checkout &lt;feature&gt;</text:p>
            <text:p>$ git <text:span text:style-name="T12">merge</text:span> master</text:p>
            <text:p>(or)</text:p>
            <text:p>$ git <text:span text:style-name="T12">merge</text:span> master &lt;feature&gt;</text:p>
          </table:table-cell>
          <table:table-cell table:style-name="ce106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8">
          <table:table-cell table:style-name="ce106" office:value-type="string" calcext:value-type="string">
            <text:p>git checkout &lt;feature&gt;</text:p>
            <text:p>git <text:span text:style-name="T51">rebase</text:span> -i master</text:p>
          </table:table-cell>
          <table:table-cell table:style-name="ce106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5">
          <table:table-cell table:style-name="ce106" office:value-type="string" calcext:value-type="string">
            <text:p>git <text:span text:style-name="T52">stash</text:span></text:p>
          </table:table-cell>
          <table:table-cell table:style-name="ce106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<text:span text:style-name="T52">stash</text:span> save "Какое-нибудь сообщение"</text:p>
          </table:table-cell>
          <table:table-cell table:style-name="ce106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5">
          <table:table-cell table:style-name="ce106" office:value-type="string" calcext:value-type="string">
            <text:p>git <text:span text:style-name="T52">stash</text:span> save <text:span text:style-name="T53">-u</text:span></text:p>
          </table:table-cell>
          <table:table-cell table:style-name="ce106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<text:span text:style-name="T52">stash</text:span> list</text:p>
          </table:table-cell>
          <table:table-cell table:style-name="ce106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5">
          <table:table-cell table:style-name="ce106" office:value-type="string" calcext:value-type="string">
            <text:p>git <text:span text:style-name="T52">push -d</text:span> origin &lt;branch_name&gt;</text:p>
          </table:table-cell>
          <table:table-cell table:style-name="ce106" office:value-type="string" calcext:value-type="string">
            <text:p><text:span text:style-name="T16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git branch -d &lt;имя ветки&gt;</text:p>
          </table:table-cell>
          <table:table-cell table:style-name="ce106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git <text:span text:style-name="T54">stash</text:span> <text:span text:style-name="T55">clear</text:span></text:p>
          </table:table-cell>
          <table:table-cell table:style-name="ce106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6">
          <table:table-cell table:style-name="ce106" office:value-type="string" calcext:value-type="string">
            <text:p>git <text:span text:style-name="T52">stash</text:span></text:p>
            <text:p>git checkout branch123</text:p>
            <text:p>git <text:span text:style-name="T52">stash apply</text:span></text:p>
          </table:table-cell>
          <table:table-cell table:style-name="ce106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">
          <table:table-cell table:style-name="ce106" office:value-type="string" calcext:value-type="string">
            <text:p>git branch -m &lt;oldname&gt; &lt;newname&gt;</text:p>
          </table:table-cell>
          <table:table-cell table:style-name="ce106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branch -m &lt;newname&gt;</text:p>
          </table:table-cell>
          <table:table-cell table:style-name="ce106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config --global alias.rename 'branch -m'</text:p>
          </table:table-cell>
          <table:table-cell table:style-name="ce106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5">
          <table:table-cell table:style-name="ce106" office:value-type="string" calcext:value-type="string">
            <text:p>git branch -M &lt;newname&gt;</text:p>
          </table:table-cell>
          <table:table-cell table:style-name="ce106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5">
          <table:table-cell table:style-name="ce116" office:value-type="string" calcext:value-type="string">
            <text:p>ВЕТКИ в Gitlab - правильное создание issue и их мерджевание</text:p>
          </table:table-cell>
          <table:table-cell table:style-name="ce116"/>
          <table:table-cell table:number-columns-repeated="1022"/>
        </table:table-row>
        <table:table-row table:style-name="ro14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06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20">
          <table:table-cell table:style-name="ce106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06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06" table:number-columns-repeated="2"/>
          <table:table-cell table:number-columns-repeated="1022"/>
        </table:table-row>
        <table:table-row table:style-name="ro1">
          <table:table-cell table:style-name="ce117" office:value-type="string" calcext:value-type="string">
            <text:p>Мердж / <text:s/>Пул реквест</text:p>
          </table:table-cell>
          <table:table-cell table:style-name="ce117"/>
          <table:table-cell table:style-name="ce126" table:number-columns-repeated="62"/>
          <table:table-cell table:style-name="ce128" table:number-columns-repeated="960"/>
        </table:table-row>
        <table:table-row table:style-name="ro15">
          <table:table-cell table:style-name="ce106" office:value-type="string" calcext:value-type="string">
            <text:p>git checkout aq</text:p>
            <text:p>git rebase master</text:p>
          </table:table-cell>
          <table:table-cell table:style-name="ce106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5">
          <table:table-cell table:style-name="ce106" office:value-type="string" calcext:value-type="string">
            <text:p>git checkout aq</text:p>
            <text:p>git merge origin/master</text:p>
          </table:table-cell>
          <table:table-cell table:style-name="ce106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106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Ошибки</text:p>
          </table:table-cell>
          <table:table-cell table:style-name="ce118"/>
          <table:table-cell table:number-columns-repeated="1022"/>
        </table:table-row>
        <table:table-row table:style-name="ro15">
          <table:table-cell table:style-name="ce106" office:value-type="string" calcext:value-type="string">
            <text:p>! [remote rejected] dt_api -&gt; dt_api (pre-receive hook declined)</text:p>
          </table:table-cell>
          <table:table-cell table:style-name="ce106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106"/>
          <table:table-cell table:style-name="ce52"/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19" office:value-type="string" calcext:value-type="string">
            <text:p>SSH-key</text:p>
          </table:table-cell>
          <table:table-cell table:style-name="ce104"/>
          <table:table-cell table:number-columns-repeated="1022"/>
        </table:table-row>
        <table:table-row table:style-name="ro21">
          <table:table-cell table:style-name="ce120" office:value-type="string" calcext:value-type="string" table:number-columns-spanned="2" table:number-rows-spanned="1">
            <text:p><text:span text:style-name="T46">Open a terminal on Linux or macOS, or Git Bash / WSL on Windows.</text:span></text:p>
            <text:p><text:span text:style-name="T46">Generate a new ED25519 SSH key pair:</text:span></text:p>
            <text:p><text:span text:style-name="T46">ssh-keygen -t ed25519 -C "email@example.com"</text:span></text:p>
            <text:p/>
            <text:p><text:span text:style-name="T46">Or, if you want to use RSA:</text:span></text:p>
            <text:p><text:span text:style-name="T46">ssh-keygen -t rsa -b 4096 -C "email@example.com"</text:span></text:p>
            <text:p/>
            <text:p><text:span text:style-name="T46">It will generate the key in =&gt; C:\Users\yourname.ssh directory.</text:span></text:p>
            <text:p><text:span text:style-name="T46">Copy the public key and paste in the gitlab location.</text:span></text:p>
            <text:p/>
            <text:p><text:span text:style-name="T46">ssh-agent $(ssh-add C:\Users\youname\.ssh\id_rsa; git clone </text:span>git@gitlab.com<text:span text:style-name="T46">:xyz/SpringBootStarter.git)</text:span></text:p>
          </table:table-cell>
          <table:covered-table-cell/>
          <table:table-cell table:number-columns-repeated="1022"/>
        </table:table-row>
        <table:table-row table:style-name="ro15">
          <table:table-cell table:style-name="ce106" office:value-type="string" calcext:value-type="string">
            <text:p>В Винде надо удалить старый пароль и логин в Windows Credentials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21" office:value-type="string" calcext:value-type="string">
            <text:p>.gitignore</text:p>
          </table:table-cell>
          <table:table-cell table:style-name="ce119"/>
          <table:table-cell table:number-columns-repeated="1022"/>
        </table:table-row>
        <table:table-row table:style-name="ro15">
          <table:table-cell table:style-name="ce106" office:value-type="string" calcext:value-type="string">
            <text:p>.gitignore</text:p>
          </table:table-cell>
          <table:table-cell table:style-name="ce106" office:value-type="string" calcext:value-type="string">
            <text:p><text:span text:style-name="T47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2">
          <table:table-cell table:style-name="ce106" office:value-type="string" calcext:value-type="string">
            <text:p>/</text:p>
          </table:table-cell>
          <table:table-cell table:style-name="ce52" office:value-type="string" calcext:value-type="string">
            <text:p><text:span text:style-name="T46">Если шаблон начинается со слеша, то он соответствует файлам и каталогам только в корне хранилища. ???</text:span></text:p>
            <text:p/>
            <text:p><text:span text:style-name="T75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22" office:value-type="string" calcext:value-type="string">
            <text:p>*</text:p>
          </table:table-cell>
          <table:table-cell table:style-name="ce106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5">
          <table:table-cell table:style-name="ce122" office:value-type="string" calcext:value-type="string">
            <text:p>**</text:p>
          </table:table-cell>
          <table:table-cell table:style-name="ce106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?</text:p>
          </table:table-cell>
          <table:table-cell table:style-name="ce106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22" office:value-type="string" calcext:value-type="string">
            <text:p>[…]</text:p>
          </table:table-cell>
          <table:table-cell table:style-name="ce106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3">
          <table:table-cell table:style-name="ce106" office:value-type="string" calcext:value-type="string">
            <text:p>*.[oa]</text:p>
          </table:table-cell>
          <table:table-cell table:style-name="ce52" office:value-type="string" calcext:value-type="string">
            <text:p><text:span text:style-name="T46">file.o</text:span></text:p>
            <text:p><text:span text:style-name="T46">file.a</text:span></text:p>
            <text:p><text:span text:style-name="T46">dsfgfdg.o</text:span></text:p>
            <text:p/>
          </table:table-cell>
          <table:table-cell table:number-columns-repeated="1022"/>
        </table:table-row>
        <table:table-row table:style-name="ro24">
          <table:table-cell table:style-name="ce106" office:value-type="string" calcext:value-type="string">
            <text:p>*.[!oa]</text:p>
          </table:table-cell>
          <table:table-cell table:style-name="ce52" office:value-type="string" calcext:value-type="string">
            <text:p><text:span text:style-name="T46">Если первым знаком стоит восклицательный, он зачит отрицание - любой символ КРОМЕ указанных в скобках</text:span></text:p>
            <text:p><text:span text:style-name="T46">file.s</text:span></text:p>
            <text:p><text:span text:style-name="T46">file.1</text:span></text:p>
            <text:p><text:span text:style-name="T46">file.0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46">!.gitignore</text:span></text:p>
            <text:p><text:span text:style-name="T46">!script.pl</text:span></text:p>
            <text:p><text:span text:style-name="T46">!template.latex</text:span></text:p>
          </table:table-cell>
          <table:table-cell table:style-name="ce106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7">
          <table:table-cell table:style-name="ce106" office:value-type="string" calcext:value-type="string">
            <text:p>!*/</text:p>
          </table:table-cell>
          <table:table-cell table:style-name="ce52" office:value-type="string" calcext:value-type="string">
            <text:p><text:span text:style-name="T46">...even if they are in subdirectories</text:span></text:p>
            <text:p/>
          </table:table-cell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46">!*/a/b/file1.txt</text:span></text:p>
            <text:p><text:span text:style-name="T46">!*/a/b/c/*</text:span></text:p>
          </table:table-cell>
          <table:table-cell table:style-name="ce52" office:value-type="string" calcext:value-type="string">
            <text:p><text:span text:style-name="T46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46">/files/data.zip</text:span></text:p>
            <text:p><text:span text:style-name="T46">/server.log</text:span></text:p>
            <text:p><text:span text:style-name="T46">/uploads/users/data/info.xls</text:span></text:p>
          </table:table-cell>
          <table:table-cell table:style-name="ce52" office:value-type="string" calcext:value-type="string">
            <text:p><text:span text:style-name="T46">Конкретные файлы</text:span></text:p>
            <text:p/>
          </table:table-cell>
          <table:table-cell table:number-columns-repeated="1022"/>
        </table:table-row>
        <table:table-row table:style-name="ro25">
          <table:table-cell table:style-name="ce52" office:value-type="string" calcext:value-type="string">
            <text:p><text:span text:style-name="T46">*.zip</text:span></text:p>
            <text:p><text:span text:style-name="T46">*.log</text:span></text:p>
            <text:p><text:span text:style-name="T46">*.pdf</text:span></text:p>
            <text:p><text:span text:style-name="T46">*.xls</text:span></text:p>
          </table:table-cell>
          <table:table-cell table:style-name="ce52" office:value-type="string" calcext:value-type="string">
            <text:p><text:span text:style-name="T46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6">
          <table:table-cell table:style-name="ce106" office:value-type="string" calcext:value-type="string">
            <text:p>config.php</text:p>
          </table:table-cell>
          <table:table-cell table:style-name="ce52" office:value-type="string" calcext:value-type="string">
            <text:p><text:span text:style-name="T76">Игнорирование конкретного файла </text:span><text:span text:style-name="T77">ТОЛЬКО в корне проекта</text:span></text:p>
            <text:p><text:span text:style-name="T75">(корнём считается расположение файла .gitignore)</text:span></text:p>
            <text:p><text:span text:style-name="T75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7">
          <table:table-cell table:style-name="ce106" office:value-type="string" calcext:value-type="string">
            <text:p>/params/config.php</text:p>
          </table:table-cell>
          <table:table-cell table:style-name="ce52" office:value-type="string" calcext:value-type="string">
            <text:p><text:span text:style-name="T46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5">
          <table:table-cell table:style-name="ce106" office:value-type="string" calcext:value-type="string">
            <text:p>/images/*</text:p>
          </table:table-cell>
          <table:table-cell table:style-name="ce52" office:value-type="string" calcext:value-type="string">
            <text:p><text:span text:style-name="T78">Игнорирование всех файлов и папок ТОЛЬКО в конкретной директории </text:span><text:span text:style-name="T79">корень/</text:span><text:span text:style-name="T80">images</text:span></text:p>
            <text:p><text:span text:style-name="T46">(включая поддиректории и файлы в них)</text:span></text:p>
            <text:p><text:span text:style-name="T46">Например /images/user.jpg, /images/company/logo.png</text:span></text:p>
            <text:p><text:span text:style-name="T46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5">
          <table:table-cell table:style-name="ce106" office:value-type="string" calcext:value-type="string">
            <text:p>/private/*.html</text:p>
          </table:table-cell>
          <table:table-cell table:style-name="ce52" office:value-type="string" calcext:value-type="string">
            <text:p><text:span text:style-name="T46">Игнорирование ВСЕХ html-файлов в ОДНОЙ КОНКРЕТНОЙ директории(НЕ ВКЛЮЧАЯ поддиректории)</text:span></text:p>
            <text:p><text:span text:style-name="T46"># Например /private/index.html</text:span></text:p>
            <text:p><text:span text:style-name="T46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5">
          <table:table-cell table:style-name="ce106" office:value-type="string" calcext:value-type="string">
            <text:p>/private/**/*.html</text:p>
          </table:table-cell>
          <table:table-cell table:style-name="ce52" office:value-type="string" calcext:value-type="string">
            <text:p><text:span text:style-name="T46">Игнорирование ВСЕХ html-файлов в КОНКРЕТНОЙ директории ВКЛЮЧАЯ поддиректории</text:span></text:p>
            <text:p><text:span text:style-name="T46"># Например /private/info.html, /private/users/ivan/info.html</text:span>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46">/secret/*</text:span></text:p>
            <text:p><text:span text:style-name="T46">!/secret/free.txt</text:span></text:p>
          </table:table-cell>
          <table:table-cell table:style-name="ce52" office:value-type="string" calcext:value-type="string">
            <text:p><text:span text:style-name="T46">Исключение из игнорирования</text:span></text:p>
            <text:p><text:span text:style-name="T46"># Игнорирование ВСЕХ файлов и папок внутри директории /secret,</text:span></text:p>
            <text:p><text:span text:style-name="T46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<text:span text:style-name="T47">\!readme!.txt</text:span></text:p>
          </table:table-cell>
          <table:table-cell table:style-name="ce106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6">
          <table:table-cell table:style-name="ce106" office:value-type="string" calcext:value-type="string">
            <text:p>/images/h?/*.jp?g</text:p>
          </table:table-cell>
          <table:table-cell table:style-name="ce52" office:value-type="string" calcext:value-type="string">
            <text:p><text:span text:style-name="T46">Игнорирование всех JPG и JPEG файлов внутри директорий,</text:span></text:p>
            <text:p><text:span text:style-name="T46">которые начинаются на "h" и МОГУТ содержать ещё один символ после</text:span></text:p>
            <text:p><text:span text:style-name="T46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19" office:value-type="string" calcext:value-type="string">
            <text:p>CI/CD</text:p>
          </table:table-cell>
          <table:table-cell table:style-name="ce119"/>
          <table:table-cell table:number-columns-repeated="1022"/>
        </table:table-row>
        <table:table-row table:style-name="ro15">
          <table:table-cell table:style-name="ce106" office:value-type="string" calcext:value-type="string">
            <text:p>https://youtu.be/jkwJCR0rqDc</text:p>
            <text:p/>
          </table:table-cell>
          <table:table-cell table:style-name="ce106" office:value-type="string" calcext:value-type="string">
            <text:p>Доки</text:p>
          </table:table-cell>
          <table:table-cell table:number-columns-repeated="1022"/>
        </table:table-row>
        <table:table-row table:style-name="ro15">
          <table:table-cell table:style-name="ce106" office:value-type="string" calcext:value-type="string">
            <text:p>https://docs.gitlab.com/ee/ci/yaml/</text:p>
            <text:p/>
          </table:table-cell>
          <table:table-cell table:style-name="ce106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10">
          <table:table-cell table:style-name="ce123" office:value-type="string" calcext:value-type="string">
            <text:p>https://docs.gitlab.com/ee/ci/variables/predefined_variables.html</text:p>
            <text:p/>
          </table:table-cell>
          <table:table-cell table:style-name="ce106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123"/>
          <table:table-cell table:style-name="ce106"/>
          <table:table-cell table:number-columns-repeated="1022"/>
        </table:table-row>
        <table:table-row table:style-name="ro12">
          <table:table-cell table:style-name="ce52" office:value-type="string" calcext:value-type="string">
            <text:p>image: docker:stableservices: <text:s/>- docker:dind <text:s/>stages: <text:s/>- pre-build <text:s/>- build</text:p>
          </table:table-cell>
          <table:table-cell table:style-name="ce52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52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6">
          <table:table-cell table:style-name="ce52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52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52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124" office:value-type="string" calcext:value-type="string">
            <text:p>$CI_REGISTRY</text:p>
          </table:table-cell>
          <table:table-cell table:style-name="ce52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124" office:value-type="string" calcext:value-type="string">
            <text:p>$CI_REGISTRY_IMAGE</text:p>
          </table:table-cell>
          <table:table-cell table:style-name="ce106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124" office:value-type="string" calcext:value-type="string">
            <text:p>$CI_COMMIT_REF_NAME</text:p>
          </table:table-cell>
          <table:table-cell table:style-name="ce106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7">
          <table:table-cell table:style-name="ce52" office:value-type="string" calcext:value-type="string">
            <text:p><text:span text:style-name="T56">$CI_COMMIT_REF_SLUG</text:span></text:p>
          </table:table-cell>
          <table:table-cell table:style-name="ce52" office:value-type="string" calcext:value-type="string">
            <text:p><text:span text:style-name="T46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5">
          <table:table-cell table:style-name="ce124" office:value-type="string" calcext:value-type="string">
            <text:p><text:span text:style-name="T57">$CI_JOB_TOKEN</text:span></text:p>
          </table:table-cell>
          <table:table-cell table:style-name="ce106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124" office:value-type="string" calcext:value-type="string">
            <text:p>$CI_JOB_STAGE</text:p>
          </table:table-cell>
          <table:table-cell table:style-name="ce106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58">- </text:span><text:span text:style-name="T59">echo</text:span><text:span text:style-name="T60"> "$CI_JOB_STAGE"</text:span></text:p>
          </table:table-cell>
          <table:table-cell table:style-name="ce106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8">
          <table:table-cell table:style-name="ce52" office:value-type="string" calcext:value-type="string">
            <text:p><text:span text:style-name="T61">.deploy_common:</text:span></text:p>
            <text:p><text:span text:style-name="T62"># common config HERE</text:span></text:p>
            <text:p/>
            <text:p><text:span text:style-name="T63">deploy_master_CD</text:span><text:span text:style-name="T64">:</text:span></text:p>
            <text:p><text:span text:style-name="T63">extends</text:span><text:span text:style-name="T64">: .deploy_common</text:span></text:p>
            <text:p><text:span text:style-name="T63">only</text:span><text:span text:style-name="T64">:</text:span></text:p>
            <text:p><text:span text:style-name="T63">refs</text:span><text:span text:style-name="T64">:</text:span></text:p>
            <text:p><text:span text:style-name="T65">- master</text:span></text:p>
            <text:p/>
            <text:p><text:span text:style-name="T63">deploy_manual</text:span><text:span text:style-name="T64">:</text:span></text:p>
            <text:p><text:span text:style-name="T63">extends</text:span><text:span text:style-name="T64">: .deploy_common</text:span></text:p>
            <text:p><text:span text:style-name="T63">when</text:span><text:span text:style-name="T64">: manual</text:span></text:p>
          </table:table-cell>
          <table:table-cell table:style-name="ce52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5">
          <table:table-cell table:style-name="ce52" office:value-type="string" calcext:value-type="string">
            <text:p><text:span text:style-name="T63">deploy</text:span><text:span text:style-name="T64">:</text:span></text:p>
            <text:p><text:span text:style-name="T63">rules</text:span><text:span text:style-name="T64">:</text:span></text:p>
            <text:p><text:span text:style-name="T66">- </text:span><text:span text:style-name="T67">if</text:span><text:span text:style-name="T68">: '$CI_COMMIT_REF_NAME == "master"'</text:span></text:p>
            <text:p><text:span text:style-name="T66">- </text:span><text:span text:style-name="T67">when</text:span><text:span text:style-name="T68">: manual</text:span></text:p>
          </table:table-cell>
          <table:table-cell table:style-name="ce106" office:value-type="string" calcext:value-type="string">
            <text:p><text:span text:style-name="T28">УСЛОВИЯ запуска лучше ставить через </text:span><text:span text:style-name="T81">rules</text:span><text:span text:style-name="T82">, НЕ через only/except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 table:number-rows-repeated="26">
          <table:table-cell table:style-name="ce52" table:number-columns-repeated="2"/>
          <table:table-cell table:number-columns-repeated="1022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62"/>
        <table:table-column table:style-name="co8" table:default-cell-style-name="ce62"/>
        <table:table-column table:style-name="co3" table:number-columns-repeated="62" table:default-cell-style-name="ce62"/>
        <table:table-column table:style-name="co4" table:number-columns-repeated="960" table:default-cell-style-name="ce58"/>
        <table:table-row table:style-name="ro29">
          <table:table-cell table:style-name="ce129" office:value-type="string" calcext:value-type="string">
            <text:p>https://habr.com/ru/post/310460</text:p>
            <text:p/>
          </table:table-cell>
          <table:table-cell table:style-name="ce129" office:value-type="string" calcext:value-type="string">
            <text:p><text:span text:style-name="T234">отличное пособие</text:span></text:p>
          </table:table-cell>
          <table:table-cell table:number-columns-repeated="1022"/>
        </table:table-row>
        <table:table-row table:style-name="ro4">
          <table:table-cell table:style-name="ce130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35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130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35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10">
          <table:table-cell table:style-name="ce131"/>
          <table:table-cell table:style-name="ce135" office:value-type="string" calcext:value-type="string">
            <text:p><text:span text:style-name="T235">Docker Desktop</text:span> разворачивает приложения по умолчанию на адресе localhost</text:p>
            <text:p><text:span text:style-name="T235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31" office:value-type="string" calcext:value-type="string">
            <text:p/>
            <text:p>winpty docker exec -it //bin//sh</text:p>
          </table:table-cell>
          <table:table-cell table:style-name="ce131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30">
          <table:table-cell table:style-name="ce132" office:value-type="string" calcext:value-type="string">
            <text:p>sudo groupadd docker</text:p>
            <text:p/>
            <text:p><text:span text:style-name="T83">sudo gpasswd -a $USER docker</text:span></text:p>
          </table:table-cell>
          <table:table-cell table:style-name="ce135" office:value-type="string" calcext:value-type="string">
            <text:p><text:span text:style-name="T236">To run docker without sudo:</text:span></text:p>
            <text:p><text:span text:style-name="T236">Add the docker group if it doesn't already exist.</text:span></text:p>
            <text:p><text:span text:style-name="T236">Add the connected user "$USER" to the docker group.</text:span></text:p>
            <text:p/>
            <text:p><text:span text:style-name="T236">Change the user name to match your preferred user if you do not want to use your current user:</text:span></text:p>
            <text:p/>
            <text:p><text:span text:style-name="T237">Either do a </text:span><text:span text:style-name="T238">newgrp docker</text:span><text:span text:style-name="T239"> or log out/in to activate the changes to groups.</text:span></text:p>
            <text:p><text:span text:style-name="T236">You can use</text:span></text:p>
            <text:p><text:span text:style-name="T83">docker run hello-world</text:span></text:p>
            <text:p><text:span text:style-name="T236">to check if you can run docker without sudo.</text:span></text:p>
            <text:p><text:span text:style-name="T83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Анализ</text:p>
          </table:table-cell>
          <table:table-cell table:style-name="ce133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4" office:value-type="string" calcext:value-type="string">
            <text:p>docker <text:span text:style-name="T11">ps</text:span></text:p>
          </table:table-cell>
          <table:table-cell table:style-name="ce52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4">docker ps --all</text:span></text:p>
          </table:table-cell>
          <table:table-cell table:style-name="ce52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docker ps -a</text:p>
          </table:table-cell>
          <table:table-cell table:style-name="ce52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85">docker ps</text:span><text:span text:style-name="T86"> </text:span><text:span text:style-name="T87">-a -q</text:span></text:p>
          </table:table-cell>
          <table:table-cell table:style-name="ce52" office:value-type="string" calcext:value-type="string">
            <text:p><text:span text:style-name="T240">увидеть </text:span><text:span text:style-name="T87">только ID всех</text:span><text:span text:style-name="T86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5">docker</text:span><text:span text:style-name="T86"> </text:span><text:span text:style-name="T87">images</text:span></text:p>
          </table:table-cell>
          <table:table-cell table:style-name="ce52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8">docker logs</text:span><text:span text:style-name="T86"> </text:span><text:span text:style-name="T89">&lt;container ID&gt;</text:span></text:p>
          </table:table-cell>
          <table:table-cell table:style-name="ce52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5" office:value-type="string" calcext:value-type="string">
            <text:p><text:span text:style-name="T90">docker </text:span><text:span text:style-name="T91">run</text:span><text:span text:style-name="T92"> -it </text:span><text:span text:style-name="T93">&lt;image name or ID&gt; </text:span><text:span text:style-name="T91">sh</text:span></text:p>
          </table:table-cell>
          <table:table-cell table:style-name="ce5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35" office:value-type="string" calcext:value-type="string">
            <text:p><text:span text:style-name="T94">docker </text:span><text:span text:style-name="T95">volume ls</text:span></text:p>
          </table:table-cell>
          <table:table-cell table:style-name="ce13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35" table:number-columns-repeated="2"/>
          <table:table-cell table:number-columns-repeated="1022"/>
        </table:table-row>
        <table:table-row table:style-name="ro2">
          <table:table-cell table:style-name="ce136" office:value-type="string" calcext:value-type="string">
            <text:p>docker <text:span text:style-name="T12">search</text:span> tomcat</text:p>
          </table:table-cell>
          <table:table-cell table:style-name="ce52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35"/>
          <table:table-cell table:style-name="ce52"/>
          <table:table-cell table:number-columns-repeated="1022"/>
        </table:table-row>
        <table:table-row table:style-name="ro2">
          <table:table-cell table:style-name="ce133" office:value-type="string" calcext:value-type="string">
            <text:p>ТЭГИ</text:p>
          </table:table-cell>
          <table:table-cell table:style-name="ce133"/>
          <table:table-cell table:number-columns-repeated="1022"/>
        </table:table-row>
        <table:table-row table:style-name="ro31">
          <table:table-cell table:style-name="ce52"/>
          <table:table-cell table:style-name="ce52" office:value-type="string" calcext:value-type="string">
            <text:p><text:span text:style-name="T11">Создают доп. ссылку на имадж.</text:span></text:p>
            <text:p><text:span text:style-name="T11">Старая ссылка, если была, то остается, и получается 2 ссылки на 1 имадж.</text:span></text:p>
            <text:p><text:span text:style-name="T11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35" office:value-type="string" calcext:value-type="string">
            <text:p>docker <text:span text:style-name="T12">tag</text:span> <text:span text:style-name="T96">0e5574283393</text:span> <text:span text:style-name="T37">fedora</text:span>/<text:span text:style-name="T37">httpd</text:span>:<text:span text:style-name="T97">version1.0</text:span></text:p>
          </table:table-cell>
          <table:table-cell table:style-name="ce52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docker tag httpd:test fedora/httpd:version1.0.test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Построение образа</text:p>
          </table:table-cell>
          <table:table-cell table:style-name="ce133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37" office:value-type="string" calcext:value-type="string">
            <text:p>docker build .</text:p>
          </table:table-cell>
          <table:table-cell table:style-name="ce52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2">
          <table:table-cell table:style-name="ce52" office:value-type="string" calcext:value-type="string">
            <text:p><text:span text:style-name="T98">docker build</text:span> <text:span text:style-name="T99">-t </text:span><text:span text:style-name="T100">&lt;имя имаджа&gt;</text:span>:<text:span text:style-name="T37">&lt;тэг&gt;</text:span> . <text:span text:style-name="T12">--no-cache</text:span></text:p>
          </table:table-cell>
          <table:table-cell table:style-name="ce54" office:value-type="string" calcext:value-type="string">
            <text:p>остроить имадж <text:span text:style-name="T241">с указанием имени и тэга</text:span>, <text:span text:style-name="T242">не используя кэш</text:span>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101">docker build </text:span><text:span text:style-name="T102">-f Dockerfile</text:span><text:span text:style-name="T103"> -t </text:span><text:span text:style-name="T104">&lt;имя имаджа&gt;</text:span><text:span text:style-name="T105">:&lt;тэг&gt; </text:span><text:span text:style-name="T103">.</text:span></text:p>
          </table:table-cell>
          <table:table-cell table:style-name="ce52" office:value-type="string" calcext:value-type="string">
            <text:p><text:span text:style-name="T176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3">
          <table:table-cell table:style-name="ce135" office:value-type="string" calcext:value-type="string">
            <text:p><text:span text:style-name="T106">docker build -t </text:span><text:span text:style-name="T107">&lt;DockerHub account name&gt;</text:span><text:span text:style-name="T108">/</text:span><text:span text:style-name="T109">&lt;New Image name&gt;</text:span><text:span text:style-name="T110">:</text:span><text:span text:style-name="T111">&lt;Tag of version&gt;</text:span><text:span text:style-name="T108"> .</text:span></text:p>
          </table:table-cell>
          <table:table-cell table:style-name="ce52" office:value-type="string" calcext:value-type="string">
            <text:p><text:span text:style-name="T176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-t</text:p>
          </table:table-cell>
          <table:table-cell table:style-name="ce52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-p</text:p>
          </table:table-cell>
          <table:table-cell table:style-name="ce52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-d</text:p>
          </table:table-cell>
          <table:table-cell table:style-name="ce52" office:value-type="string" calcext:value-type="string">
            <text:p><text:span text:style-name="T240">запускает образ в </text:span><text:span text:style-name="T243">detached режиме (</text:span><text:span text:style-name="T86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--no-cache</text:p>
          </table:table-cell>
          <table:table-cell table:style-name="ce52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52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5" office:value-type="string" calcext:value-type="string">
            <text:p><text:span text:style-name="T112">docker run -it </text:span><text:span text:style-name="T113">&lt;image name or ID&gt; </text:span><text:span text:style-name="T114">sh</text:span></text:p>
          </table:table-cell>
          <table:table-cell table:style-name="ce5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Запуск</text:p>
          </table:table-cell>
          <table:table-cell table:style-name="ce133"/>
          <table:table-cell table:number-columns-repeated="1022"/>
        </table:table-row>
        <table:table-row table:style-name="ro2">
          <table:table-cell table:style-name="ce138" office:value-type="string" calcext:value-type="string">
            <text:p>run <text:span text:style-name="T115">= docker create + docker start</text:span></text:p>
          </table:table-cell>
          <table:table-cell table:style-name="ce52"/>
          <table:table-cell table:number-columns-repeated="1022"/>
        </table:table-row>
        <table:table-row table:style-name="ro10">
          <table:table-cell table:style-name="ce135" office:value-type="string" calcext:value-type="string">
            <text:p><text:span text:style-name="T116">docker run </text:span><text:span text:style-name="T117">&lt;имя имаджа&gt;</text:span></text:p>
          </table:table-cell>
          <table:table-cell table:style-name="ce52" office:value-type="string" calcext:value-type="string">
            <text:p><text:span text:style-name="T176">запустить контейнер,</text:span></text:p>
            <text:p><text:span text:style-name="T176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35" office:value-type="string" calcext:value-type="string">
            <text:p><text:span text:style-name="T118">docker run</text:span><text:span text:style-name="T119"> </text:span><text:span text:style-name="T120">&lt;имя имаджа&gt; </text:span><text:span text:style-name="T119">command</text:span></text:p>
          </table:table-cell>
          <table:table-cell table:style-name="ce131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35" office:value-type="string" calcext:value-type="string">
            <text:p><text:span text:style-name="T121">docker run</text:span><text:span text:style-name="T110"> </text:span><text:span text:style-name="T122">--name</text:span><text:span text:style-name="T110"> </text:span><text:span text:style-name="T123">&lt;имя контейнера&gt;</text:span><text:span text:style-name="T110"> </text:span><text:span text:style-name="T124">&lt;имя имаджа&gt;</text:span></text:p>
          </table:table-cell>
          <table:table-cell table:style-name="ce52" office:value-type="string" calcext:value-type="string">
            <text:p><text:span text:style-name="T244">создать и запустить контейнер, указав ему </text:span><text:span text:style-name="T245">ИМЯ</text:span></text:p>
          </table:table-cell>
          <table:table-cell table:number-columns-repeated="1022"/>
        </table:table-row>
        <table:table-row table:style-name="ro4">
          <table:table-cell table:style-name="ce139" office:value-type="string" calcext:value-type="string">
            <text:p><text:span text:style-name="T125">docker </text:span><text:span text:style-name="T126">run --name </text:span><text:span text:style-name="T127">&lt;имя контейнера&gt;</text:span><text:span text:style-name="T128"> </text:span><text:span text:style-name="T129">-d</text:span><text:span text:style-name="T130"> </text:span><text:span text:style-name="T131">&lt;имя имаджа&gt;</text:span></text:p>
          </table:table-cell>
          <table:table-cell table:style-name="ce148" office:value-type="string" calcext:value-type="string">
            <text:p>создать и запустить контейнер <text:span text:style-name="T246">фоном, ДЕМОНОМ</text:span><text:span text:style-name="T247">.</text:span>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148"/>
          <table:table-cell table:number-columns-repeated="1022"/>
        </table:table-row>
        <table:table-row table:style-name="ro4">
          <table:table-cell table:style-name="ce140" office:value-type="string" calcext:value-type="string">
            <text:p><text:span text:style-name="T132">start </text:span><text:span text:style-name="T133">&lt;container ID&gt;</text:span></text:p>
          </table:table-cell>
          <table:table-cell table:style-name="ce131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35" office:value-type="string" calcext:value-type="string">
            <text:p><text:span text:style-name="T112">docker start</text:span><text:span text:style-name="T114"> </text:span><text:span text:style-name="T134">225824d4f37c</text:span></text:p>
          </table:table-cell>
          <table:table-cell table:style-name="ce131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3">
          <table:table-cell table:style-name="ce135" office:value-type="string" calcext:value-type="string">
            <text:p><text:span text:style-name="T90">docker start</text:span><text:span text:style-name="T135"> </text:span><text:span text:style-name="T136">-a</text:span><text:span text:style-name="T135"> </text:span><text:span text:style-name="T137">225824d4f37c</text:span></text:p>
          </table:table-cell>
          <table:table-cell table:style-name="ce135" office:value-type="string" calcext:value-type="string">
            <text:p><text:span text:style-name="T248">start a container with ID 225824d4f37c </text:span><text:span text:style-name="T249">showing</text:span><text:span text:style-name="T114"> its output in terminal</text:span>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38">docker </text:span><text:span text:style-name="T139">run</text:span><text:span text:style-name="T140"> </text:span><text:span text:style-name="T141">-it</text:span><text:span text:style-name="T140"> </text:span><text:span text:style-name="T142">-p</text:span><text:span text:style-name="T140"> 1234:8080 </text:span><text:span text:style-name="T143">&lt;имя имаджа&gt;</text:span></text:p>
          </table:table-cell>
          <table:table-cell table:style-name="ce149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10">
          <table:table-cell table:style-name="ce142" office:value-type="string" calcext:value-type="string">
            <text:p><text:span text:style-name="T144">sudo docker</text:span><text:span text:style-name="T145"> </text:span><text:span text:style-name="T144">run</text:span><text:span text:style-name="T145"> </text:span><text:span text:style-name="T146">-it -p</text:span><text:span text:style-name="T145"> 8080:8080 --network=</text:span><text:span text:style-name="T147">"host"</text:span><text:span text:style-name="T145"> </text:span><text:span text:style-name="T144">--name</text:span><text:span text:style-name="T148"> </text:span><text:span text:style-name="T149">&lt;имя контейнера&gt;</text:span><text:span text:style-name="T150"> </text:span><text:span text:style-name="T151">&lt;имя имаджа&gt;</text:span></text:p>
          </table:table-cell>
          <table:table-cell table:style-name="ce150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34">
          <table:table-cell table:style-name="ce143" office:value-type="string" calcext:value-type="string">
            <text:p><text:span text:style-name="T152">docker </text:span><text:span text:style-name="T153">run</text:span><text:span text:style-name="T154"> </text:span><text:span text:style-name="T155">-it</text:span><text:span text:style-name="T154"> </text:span><text:span text:style-name="T156">-p</text:span><text:span text:style-name="T154"> 1234:8080 tomcat</text:span></text:p>
          </table:table-cell>
          <table:table-cell table:style-name="ce136" office:value-type="string" calcext:value-type="string">
            <text:p><text:span text:style-name="T57">запустить Томкат</text:span></text:p>
            <text:p><text:span text:style-name="T250">-it</text:span><text:span text:style-name="T203"> - интерактивно, будем видеть, как он бежит в терминале,</text:span></text:p>
            <text:p><text:span text:style-name="T250">-p</text:span><text:span text:style-name="T203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36" office:value-type="string" calcext:value-type="string">
            <text:p>docker run -it -p 8888:80 nginx</text:p>
          </table:table-cell>
          <table:table-cell table:style-name="ce136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36" table:number-columns-repeated="2"/>
          <table:table-cell table:number-columns-repeated="1022"/>
        </table:table-row>
        <table:table-row table:style-name="ro2">
          <table:table-cell table:style-name="ce144" office:value-type="string" calcext:value-type="string">
            <text:p>С открытым терминалом внутри контейнера</text:p>
          </table:table-cell>
          <table:table-cell table:style-name="ce144"/>
          <table:table-cell table:number-columns-repeated="1022"/>
        </table:table-row>
        <table:table-row table:style-name="ro35">
          <table:table-cell table:style-name="ce135" office:value-type="string" calcext:value-type="string">
            <text:p><text:span text:style-name="T157">docker run </text:span><text:span text:style-name="T158">busybox</text:span><text:span text:style-name="T119"> </text:span><text:span text:style-name="T159">&lt;LINUX COMMAND&gt;</text:span></text:p>
          </table:table-cell>
          <table:table-cell table:style-name="ce135" office:value-type="string" calcext:value-type="string">
            <text:p><text:span text:style-name="T248">контейнер</text:span><text:span text:style-name="T251">, </text:span><text:span text:style-name="T252">позволяющий выполнять комманды Linux</text:span></text:p>
          </table:table-cell>
          <table:table-cell table:number-columns-repeated="1022"/>
        </table:table-row>
        <table:table-row table:style-name="ro36">
          <table:table-cell table:style-name="ce135" office:value-type="string" calcext:value-type="string">
            <text:p><text:span text:style-name="T160">docker run </text:span><text:span text:style-name="T161">-it</text:span><text:span text:style-name="T162"> </text:span><text:span text:style-name="T163">busybox</text:span><text:span text:style-name="T162"> </text:span><text:span text:style-name="T164">sh</text:span></text:p>
          </table:table-cell>
          <table:table-cell table:style-name="ce135" office:value-type="string" calcext:value-type="string">
            <text:p><text:span text:style-name="T253">run a container with this window </text:span><text:span text:style-name="T254">connected to STDIN</text:span><text:span text:style-name="T135"> of a container and </text:span><text:span text:style-name="T255">linux terminal opened</text:span><text:span text:style-name="T135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44" office:value-type="string" calcext:value-type="string">
            <text:p>С ПОРТАМИ</text:p>
          </table:table-cell>
          <table:table-cell table:style-name="ce144"/>
          <table:table-cell table:number-columns-repeated="1022"/>
        </table:table-row>
        <table:table-row table:style-name="ro34">
          <table:table-cell table:style-name="ce135" office:value-type="string" calcext:value-type="string">
            <text:p><text:span text:style-name="T165">docker run</text:span><text:span text:style-name="T110"> </text:span><text:span text:style-name="T166">-p</text:span><text:span text:style-name="T110"> </text:span><text:span text:style-name="T166">8080</text:span><text:span text:style-name="T110">:8080 </text:span><text:span text:style-name="T124">&lt;image name or ID&gt;</text:span></text:p>
          </table:table-cell>
          <table:table-cell table:style-name="ce135" office:value-type="string" calcext:value-type="string">
            <text:p><text:span text:style-name="T248">Порты: </text:span><text:span text:style-name="T256">СНАРУЖИ</text:span><text:span text:style-name="T114">:ВНУТРИ.</text:span></text:p>
            <text:p><text:span text:style-name="T248">run a container with </text:span><text:span text:style-name="T257">redirecting incoming fetches</text:span><text:span text:style-name="T114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44" office:value-type="string" calcext:value-type="string">
            <text:p>самоликвидация контейнера</text:p>
          </table:table-cell>
          <table:table-cell table:style-name="ce144"/>
          <table:table-cell table:number-columns-repeated="1022"/>
        </table:table-row>
        <table:table-row table:style-name="ro33">
          <table:table-cell table:style-name="ce135" office:value-type="string" calcext:value-type="string">
            <text:p><text:span text:style-name="T106">docker run --name</text:span><text:span text:style-name="T110"> </text:span><text:span text:style-name="T167">&lt;имя контейнера&gt;</text:span><text:span text:style-name="T110"> </text:span><text:span text:style-name="T168">-d</text:span><text:span text:style-name="T122"> --rm </text:span><text:span text:style-name="T111">&lt;имя имаджа&gt;</text:span></text:p>
          </table:table-cell>
          <table:table-cell table:style-name="ce135" office:value-type="string" calcext:value-type="string">
            <text:p><text:span text:style-name="T258">- создать и запустить контейнер </text:span><text:span text:style-name="T212">фоном</text:span><text:span text:style-name="T199">, </text:span><text:span text:style-name="T232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docker run --rm --name &lt;имя контейнера&gt; -d -p 8080:8080 &lt;имя имаджа&gt;</text:p>
          </table:table-cell>
          <table:table-cell table:style-name="ce135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44" office:value-type="string" calcext:value-type="string">
            <text:p>ВРЕМЕННЫЕ ЗОНЫ</text:p>
          </table:table-cell>
          <table:table-cell table:style-name="ce144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01">docker run --rm --name</text:span><text:span text:style-name="T105"> </text:span><text:span text:style-name="T169">&lt;имя контейнера&gt;</text:span><text:span text:style-name="T105"> -d -p 8080:8080 </text:span><text:span text:style-name="T170">-e TZ=Europe/Moscow</text:span><text:span text:style-name="T105"> &lt;имя имаджа&gt;</text:span></text:p>
          </table:table-cell>
          <table:table-cell table:style-name="ce52" office:value-type="string" calcext:value-type="string">
            <text:p><text:span text:style-name="T176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ХРАНЕНИЕ ДАННЫХ</text:p>
          </table:table-cell>
          <table:table-cell table:style-name="ce133"/>
          <table:table-cell table:number-columns-repeated="1022"/>
        </table:table-row>
        <table:table-row table:style-name="ro3">
          <table:table-cell table:style-name="ce145" office:value-type="string" calcext:value-type="string">
            <text:p><text:span text:style-name="T171">docker run --name</text:span> <text:span text:style-name="T172">&lt;имя контейнера&gt; </text:span>-<text:span text:style-name="T173">d</text:span> -<text:span text:style-name="T174">p</text:span> 8080:8080 -<text:span text:style-name="T175">e</text:span> <text:span text:style-name="T176">TZ</text:span>=<text:span text:style-name="T177">Europe</text:span>/<text:span text:style-name="T178">Moscow</text:span> <text:span text:style-name="T179">-v &lt;абсолютный путь на хостовой машине&gt;: &lt;абсолютный путь внутри контейнера</text:span><text:span text:style-name="T180">&gt; &lt;имя имаджа&gt;</text:span></text:p>
          </table:table-cell>
          <table:table-cell table:style-name="ce52" office:value-type="string" calcext:value-type="string">
            <text:p><text:span text:style-name="T240">монтирование папки для сохранения данных </text:span><text:span text:style-name="T87">внутри контейнера</text:span><text:span text:style-name="T86"> между запусками</text:span></text:p>
          </table:table-cell>
          <table:table-cell table:number-columns-repeated="1022"/>
        </table:table-row>
        <table:table-row table:style-name="ro31">
          <table:table-cell table:style-name="ce135" office:value-type="string" calcext:value-type="string">
            <text:p><text:span text:style-name="T181">docker run -p 3000:3000 </text:span><text:span text:style-name="T161">-v app/node_modules</text:span><text:span text:style-name="T182"> </text:span><text:span text:style-name="T183">-v $(pwd):/app</text:span><text:span text:style-name="T182"> </text:span><text:span text:style-name="T163">&lt;image ID&gt;</text:span></text:p>
          </table:table-cell>
          <table:table-cell table:style-name="ce135" office:value-type="string" calcext:value-type="string">
            <text:p><text:span text:style-name="T259">put a bookmark on a nod modules folder of a container (bookmark means «Don“t touch it, don“t reference, this folder works fine»)</text:span><text:span text:style-name="T114"> and </text:span><text:span text:style-name="T260">make reference of our (PWD — print working directory) workdir folder to a folder inside a container</text:span></text:p>
            <text:p><text:span text:style-name="T57">(we make a volume = refernce)</text:span></text:p>
          </table:table-cell>
          <table:table-cell table:number-columns-repeated="1022"/>
        </table:table-row>
        <table:table-row table:style-name="ro10">
          <table:table-cell table:style-name="ce135" office:value-type="string" calcext:value-type="string">
            <text:p><text:span text:style-name="T184">docker</text:span><text:span text:style-name="T185"> </text:span><text:span text:style-name="T186">run</text:span><text:span text:style-name="T187"> --</text:span><text:span text:style-name="T188">rm</text:span><text:span text:style-name="T189"> -</text:span><text:span text:style-name="T188">d</text:span><text:span text:style-name="T187"> -</text:span><text:span text:style-name="T186">p</text:span><text:span text:style-name="T190"> 27017: 27017 </text:span><text:span text:style-name="T186">mongo</text:span></text:p>
          </table:table-cell>
          <table:table-cell table:style-name="ce135" office:value-type="string" calcext:value-type="string">
            <text:p><text:span text:style-name="T57">запуск контейнера </text:span>Mongo из имаджа с Докер-библиотеки. <text:span text:style-name="T235">Временная</text:span> ДБ, которая <text:span text:style-name="T235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35" table:number-columns-repeated="2"/>
          <table:table-cell table:number-columns-repeated="1022"/>
        </table:table-row>
        <table:table-row table:style-name="ro1">
          <table:table-cell table:style-name="ce135"/>
          <table:table-cell table:style-name="ce52"/>
          <table:table-cell table:number-columns-repeated="1022"/>
        </table:table-row>
        <table:table-row table:style-name="ro2">
          <table:table-cell table:style-name="ce144" office:value-type="string" calcext:value-type="string">
            <text:p>VOLUMES</text:p>
          </table:table-cell>
          <table:table-cell table:style-name="ce144"/>
          <table:table-cell table:number-columns-repeated="1022"/>
        </table:table-row>
        <table:table-row table:style-name="ro2">
          <table:table-cell table:style-name="ce135" office:value-type="string" calcext:value-type="string">
            <text:p><text:span text:style-name="T191">docker volume create</text:span><text:span text:style-name="T114"> </text:span><text:span text:style-name="T192">&lt;имя волюма&gt;</text:span></text:p>
          </table:table-cell>
          <table:table-cell table:style-name="ce135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35" office:value-type="string" calcext:value-type="string">
            <text:p><text:span text:style-name="T193">docker volume ls</text:span></text:p>
          </table:table-cell>
          <table:table-cell table:style-name="ce13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35" office:value-type="string" calcext:value-type="string">
            <text:p><text:span text:style-name="T194">docker run --rm --name</text:span> &lt; имя контейнера &gt; <text:span text:style-name="T195">-d -p 8080:8080 -e TZ=Europe/Moscow -</text:span><text:span text:style-name="T196">v &lt;ИМЯ ВОЛЮМА&gt;: &lt;абсолютный путь внутри контейнера</text:span>&gt; &lt; имя имаджа &gt;</text:p>
          </table:table-cell>
          <table:table-cell table:style-name="ce135" office:value-type="string" calcext:value-type="string">
            <text:p>монтирование папки для сохранения данных <text:span text:style-name="T261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35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Работа с функционирующим контейнером</text:p>
          </table:table-cell>
          <table:table-cell table:style-name="ce133"/>
          <table:table-cell table:number-columns-repeated="1022"/>
        </table:table-row>
        <table:table-row table:style-name="ro2">
          <table:table-cell table:style-name="ce146" office:value-type="string" calcext:value-type="string">
            <text:p>exec</text:p>
          </table:table-cell>
          <table:table-cell table:style-name="ce131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84">docker</text:span> exec -it &lt;container ID&gt; &lt;command&gt;</text:p>
          </table:table-cell>
          <table:table-cell table:style-name="ce52" office:value-type="string" calcext:value-type="string">
            <text:p><text:span text:style-name="T262">allows to provide input</text:span><text:span text:style-name="T105"> </text:span><text:span text:style-name="T102">with tips and help</text:span><text:span text:style-name="T105"> to STDIN and </text:span><text:span text:style-name="T263">send another command</text:span><text:span text:style-name="T105"> to a container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4">docker</text:span> exec -u 0 -it &lt;container ID&gt; /bin/bash</text:p>
          </table:table-cell>
          <table:table-cell table:style-name="ce52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35" office:value-type="string" calcext:value-type="string">
            <text:p><text:span text:style-name="T197">docker exec -it </text:span><text:span text:style-name="T198">&lt;container ID&gt;</text:span><text:span text:style-name="T199"> </text:span><text:span text:style-name="T200">sh</text:span></text:p>
          </table:table-cell>
          <table:table-cell table:style-name="ce135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36" office:value-type="string" calcext:value-type="string">
            <text:p>docker exec -it <text:span text:style-name="T201">&lt;container ID&gt;</text:span> /bin/bash</text:p>
          </table:table-cell>
          <table:table-cell table:style-name="ce135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76">Ctrl+D or ‘exit’</text:span></text:p>
          </table:table-cell>
          <table:table-cell table:style-name="ce131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7">
          <table:table-cell table:style-name="ce135" office:value-type="string" calcext:value-type="string">
            <text:p><text:span text:style-name="T202">docker </text:span><text:span text:style-name="T95">commit</text:span><text:span text:style-name="T203"> </text:span><text:span text:style-name="T204">-c</text:span><text:span text:style-name="T203"> </text:span><text:span text:style-name="T205">„CMD [«redis-server»]“</text:span><text:span text:style-name="T203"> </text:span><text:span text:style-name="T206">&lt;ID of a container&gt;</text:span></text:p>
          </table:table-cell>
          <table:table-cell table:style-name="ce135" office:value-type="string" calcext:value-type="string">
            <text:p><text:span text:style-name="T57">Создаёт имадж из выбранного контейнера.</text:span></text:p>
            <text:p><text:span text:style-name="T57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57">Именно так на каждом шагу делают Dockerfiles</text:span></text:p>
          </table:table-cell>
          <table:table-cell table:number-columns-repeated="1022"/>
        </table:table-row>
        <table:table-row table:style-name="ro35">
          <table:table-cell table:style-name="ce135" office:value-type="string" calcext:value-type="string">
            <text:p><text:span text:style-name="T94">docker </text:span><text:span text:style-name="T95">commit</text:span><text:span text:style-name="T207"> </text:span><text:span text:style-name="T208">5267e21d140</text:span><text:span text:style-name="T207"> </text:span><text:span text:style-name="T209">denis_v2</text:span><text:span text:style-name="T207">:</text:span><text:span text:style-name="T210">latest</text:span>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84">docker</text:span> <text:span text:style-name="T211">cp</text:span> foo.txt <text:span text:style-name="T97">mycontainer</text:span>:/foo.txt</text:p>
          </table:table-cell>
          <table:table-cell table:style-name="ce52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4">docker</text:span> <text:span text:style-name="T211">cp</text:span> mycontainer:/foo.txt foo.txt</text:p>
          </table:table-cell>
          <table:table-cell table:style-name="ce52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84">docker</text:span> <text:span text:style-name="T211">cp</text:span> src/. mycontainer:/target</text:p>
            <text:p><text:span text:style-name="T84">docker</text:span> <text:span text:style-name="T211">cp</text:span> mycontainer:/src/. target</text:p>
          </table:table-cell>
          <table:table-cell table:style-name="ce52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Остановка</text:p>
          </table:table-cell>
          <table:table-cell table:style-name="ce133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3">
          <table:table-cell table:style-name="ce135" office:value-type="string" calcext:value-type="string">
            <text:p><text:span text:style-name="T157">docker </text:span><text:span text:style-name="T212">stop</text:span><text:span text:style-name="T119"> </text:span><text:span text:style-name="T198">&lt;name or ID of a container&gt;</text:span></text:p>
          </table:table-cell>
          <table:table-cell table:style-name="ce135" office:value-type="string" calcext:value-type="string">
            <text:p><text:span text:style-name="T264">stop </text:span><text:span text:style-name="T203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5">
          <table:table-cell table:style-name="ce135" office:value-type="string" calcext:value-type="string">
            <text:p><text:span text:style-name="T197">docker </text:span><text:span text:style-name="T200">kill</text:span><text:span text:style-name="T199"> </text:span><text:span text:style-name="T198">&lt;name or ID of a container&gt;</text:span></text:p>
          </table:table-cell>
          <table:table-cell table:style-name="ce135" office:value-type="string" calcext:value-type="string">
            <text:p><text:span text:style-name="T265">kill</text:span><text:span text:style-name="T134"> container </text:span><text:span text:style-name="T114">immediately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4">docker</text:span> <text:span text:style-name="T213">stop</text:span> $(<text:span text:style-name="T84">docker</text:span> <text:span text:style-name="T211">ps</text:span> -a -q)</text:p>
          </table:table-cell>
          <table:table-cell table:style-name="ce52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Удаление</text:p>
          </table:table-cell>
          <table:table-cell table:style-name="ce133"/>
          <table:table-cell table:number-columns-repeated="1022"/>
        </table:table-row>
        <table:table-row table:style-name="ro10">
          <table:table-cell table:style-name="ce146" office:value-type="string" calcext:value-type="string">
            <text:p>system prune</text:p>
          </table:table-cell>
          <table:table-cell table:style-name="ce135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46"/>
          <table:table-cell table:style-name="ce135"/>
          <table:table-cell table:number-columns-repeated="1022"/>
        </table:table-row>
        <table:table-row table:style-name="ro2">
          <table:table-cell table:style-name="ce136" office:value-type="string" calcext:value-type="string">
            <text:p>docker<text:span text:style-name="T214"> </text:span><text:span text:style-name="T215">rm</text:span><text:span text:style-name="T216"> </text:span><text:span text:style-name="T217">&lt;ID контейнера или имя&gt;</text:span></text:p>
          </table:table-cell>
          <table:table-cell table:style-name="ce52" office:value-type="string" calcext:value-type="string">
            <text:p><text:span text:style-name="T240">остановить выполнение контейнера и </text:span><text:span text:style-name="T87">удалить</text:span><text:span text:style-name="T86"> его</text:span></text:p>
          </table:table-cell>
          <table:table-cell table:number-columns-repeated="1022"/>
        </table:table-row>
        <table:table-row table:style-name="ro2">
          <table:table-cell table:style-name="ce136" office:value-type="string" calcext:value-type="string">
            <text:p><text:span text:style-name="T218">docker rm</text:span><text:span text:style-name="T219"> $(</text:span><text:span text:style-name="T220">docker ps</text:span><text:span text:style-name="T216"> -</text:span><text:span text:style-name="T221">qa)</text:span></text:p>
          </table:table-cell>
          <table:table-cell table:style-name="ce135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22">docker</text:span><text:span text:style-name="T223"> </text:span><text:span text:style-name="T224">rmi</text:span><text:span text:style-name="T223"> </text:span><text:span text:style-name="T225">&lt;имя имаджа&gt;</text:span></text:p>
          </table:table-cell>
          <table:table-cell table:style-name="ce135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01">docker</text:span><text:span text:style-name="T105"> </text:span><text:span text:style-name="T103">rmi</text:span><text:span text:style-name="T105"> $(</text:span><text:span text:style-name="T226">docker images -q</text:span><text:span text:style-name="T105">)</text:span></text:p>
          </table:table-cell>
          <table:table-cell table:style-name="ce52" office:value-type="string" calcext:value-type="string">
            <text:p><text:span text:style-name="T176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227">sudo docker rmi </text:span><text:span text:style-name="T228">$(</text:span><text:span text:style-name="T229">sudo docker images -f</text:span><text:span text:style-name="T228"> "dangling=true" -q)</text:span></text:p>
          </table:table-cell>
          <table:table-cell table:style-name="ce130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Dockerfile</text:p>
          </table:table-cell>
          <table:table-cell table:style-name="ce133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115">FROM python:3.6</text:span></text:p>
            <text:p><text:span text:style-name="T230">RUN mkdir -p </text:span><text:span text:style-name="T231">/usr/src/app/</text:span></text:p>
            <text:p><text:span text:style-name="T230">WORKDIR </text:span><text:span text:style-name="T231">/usr/src/app/</text:span></text:p>
          </table:table-cell>
          <table:table-cell table:style-name="ce131"/>
          <table:table-cell table:number-columns-repeated="1022"/>
        </table:table-row>
        <table:table-row table:style-name="ro4">
          <table:table-cell table:style-name="ce135" office:value-type="string" calcext:value-type="string">
            <text:p><text:span text:style-name="T157">COPY </text:span><text:span text:style-name="T232">.</text:span><text:span text:style-name="T119"> </text:span><text:span text:style-name="T233">/usr/src/app/</text:span></text:p>
          </table:table-cell>
          <table:table-cell table:style-name="ce131" office:value-type="string" calcext:value-type="string">
            <text:p>- <text:span text:style-name="T266">a path on our computer relatively to a build context</text:span> and <text:span text:style-name="T267">a path inside a container</text:span>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31"/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span text:style-name="T57">CMD [“python”, “app.py”]</text:span></text:p>
          </table:table-cell>
          <table:table-cell table:style-name="ce52" office:value-type="string" calcext:value-type="string">
            <text:p><text:span text:style-name="T244">вместо CMD может быть </text:span><text:span text:style-name="T268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ENV TZ Europe/Moscow</text:p>
          </table:table-cell>
          <table:table-cell table:style-name="ce151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8">
          <table:table-cell table:style-name="ce52" office:value-type="string" calcext:value-type="string">
            <text:p><text:span text:style-name="T115">FROM python:3.8</text:span></text:p>
            <text:p><text:span text:style-name="T115">RUN mkdir -p /usr/src/app1/</text:span></text:p>
            <text:p><text:span text:style-name="T115">WORKDIR /usr/src/app1/</text:span></text:p>
            <text:p><text:span text:style-name="T115">COPY . /usr/src/app1/</text:span></text:p>
            <text:p><text:span text:style-name="T115">RUN pip install --no-cache-dir -r requirements.txt</text:span></text:p>
            <text:p><text:span text:style-name="T115">EXPOSE 8080</text:span></text:p>
            <text:p/>
            <text:p><text:span text:style-name="T115">ENTRYPOINT ["python"]</text:span></text:p>
            <text:p><text:span text:style-name="T115">CMD ["flask_app1.py"]</text:span></text:p>
          </table:table-cell>
          <table:table-cell table:style-name="ce52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33" office:value-type="string" calcext:value-type="string">
            <text:p>docker-compose</text:p>
          </table:table-cell>
          <table:table-cell table:style-name="ce133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8">
          <table:table-cell table:style-name="ce52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52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9">
          <table:table-cell table:style-name="ce147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52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93">docker-compose</text:span> <text:span text:style-name="T211">up</text:span></text:p>
          </table:table-cell>
          <table:table-cell table:style-name="ce52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62"/>
        <table:table-column table:style-name="co10" table:default-cell-style-name="ce62"/>
        <table:table-column table:style-name="co4" table:number-columns-repeated="1022" table:default-cell-style-name="ce62"/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3" office:value-type="string" calcext:value-type="string">
            <text:p>Windows Server</text:p>
          </table:table-cell>
          <table:table-cell table:style-name="ce53"/>
          <table:table-cell table:number-columns-repeated="1022"/>
        </table:table-row>
        <table:table-row table:style-name="ro8">
          <table:table-cell table:style-name="ce52"/>
          <table:table-cell table:style-name="ce52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utdown -r</text:p>
          </table:table-cell>
          <table:table-cell table:style-name="ce52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utdown -r -t 60</text:p>
          </table:table-cell>
          <table:table-cell table:style-name="ce52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3" office:value-type="string" calcext:value-type="string">
            <text:p>Windows 10</text:p>
          </table:table-cell>
          <table:table-cell table:style-name="ce53"/>
          <table:table-cell table:number-columns-repeated="1022"/>
        </table:table-row>
        <table:table-row table:style-name="ro10">
          <table:table-cell table:style-name="ce52" office:value-type="string" calcext:value-type="string">
            <text:p>powercfg.exe /hibernate off</text:p>
          </table:table-cell>
          <table:table-cell table:style-name="ce52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Планировщик задач</text:p>
          </table:table-cell>
          <table:table-cell table:style-name="ce152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cls</text:p>
          </table:table-cell>
          <table:table-cell table:style-name="ce52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3" office:value-type="string" calcext:value-type="string">
            <text:p>Добавляем пути в PATH</text:p>
          </table:table-cell>
          <table:table-cell table:style-name="ce53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40">
          <table:table-cell table:style-name="ce52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269">В диалоговом окне "</text:span><text:span text:style-name="T270">Система</text:span><text:span text:style-name="T271">" → "Дополнительные параметры системы".</text:span></text:p>
            <text:p/>
          </table:table-cell>
          <table:table-cell table:style-name="ce52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41">
          <table:table-cell table:style-name="ce52" office:value-type="string" calcext:value-type="string">
            <text:p><text:span text:style-name="T269">-&gt; На вкладке "О программе" диалогового окна "Свойства системы" -&gt; "</text:span><text:span text:style-name="T270">Переменные среды</text:span><text:span text:style-name="T271">".</text:span></text:p>
            <text:p><text:span text:style-name="T10">-&gt; "Системные переменные"</text:span></text:p>
            <text:p><text:span text:style-name="T10">-&gt; прокрутите список до переменной Path, а затем выберите ее.</text:span></text:p>
            <text:p/>
            <text:p><text:span text:style-name="T10">"Изменить" в этом диалоговом окне.</text:span></text:p>
            <text:p/>
          </table:table-cell>
          <table:table-cell table:style-name="ce52"/>
          <table:table-cell table:number-columns-repeated="1022"/>
        </table:table-row>
        <table:table-row table:style-name="ro42">
          <table:table-cell table:style-name="ce52" office:value-type="string" calcext:value-type="string">
            <text:p><text:span text:style-name="T10">Добавляем папку, в которой лежат exe-шники,</text:span></text:p>
            <text:p/>
            <text:p><text:span text:style-name="T10">жмём "ОК"</text:span></text:p>
          </table:table-cell>
          <table:table-cell table:style-name="ce5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53" office:value-type="string" calcext:value-type="string">
            <text:p>Важные удобные штуки</text:p>
          </table:table-cell>
          <table:table-cell table:style-name="ce53"/>
        </table:table-row>
        <table:table-row table:style-name="ro2">
          <table:table-cell table:style-name="ce120" office:value-type="string" calcext:value-type="string">
            <text:p>Устройства — Общий буфер обмена — Двунаправленный</text:p>
          </table:table-cell>
          <table:table-cell table:style-name="ce120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120" office:value-type="string" calcext:value-type="string">
            <text:p>Устройства — Функция Drag&amp;Drop — Двунаправленный</text:p>
          </table:table-cell>
          <table:table-cell table:style-name="ce120"/>
        </table:table-row>
        <table:table-row table:style-name="ro1" table:number-rows-repeated="2">
          <table:table-cell table:style-name="ce120" table:number-columns-repeated="2"/>
        </table:table-row>
        <table:table-row table:style-name="ro2">
          <table:table-cell table:style-name="ce53" office:value-type="string" calcext:value-type="string">
            <text:p>УСТАНОВКА ДОПОЛНЕНИЙ НА VBOX для открытия общих папок</text:p>
          </table:table-cell>
          <table:table-cell table:style-name="ce53"/>
        </table:table-row>
        <table:table-row table:style-name="ro3">
          <table:table-cell table:style-name="ce52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52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10">
          <table:table-cell table:style-name="ce52" office:value-type="string" calcext:value-type="string">
            <text:p>cd /media/cdrom</text:p>
          </table:table-cell>
          <table:table-cell table:style-name="ce52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16">
          <table:table-cell table:style-name="ce52" office:value-type="string" calcext:value-type="string">
            <text:p><text:span text:style-name="T47">sudo sh ./VBoxLinuxAdditions.run</text:span></text:p>
            <text:p><text:span text:style-name="T47">sudo adduser username vboxsf</text:span></text:p>
            <text:p><text:span text:style-name="T47">sudo reboot</text:span></text:p>
          </table:table-cell>
          <table:table-cell table:style-name="ce52"/>
        </table:table-row>
        <table:table-row table:style-name="ro1">
          <table:table-cell table:style-name="ce53" table:number-columns-repeated="2"/>
        </table:table-row>
        <table:table-row table:style-name="ro4">
          <table:table-cell table:style-name="ce54" office:value-type="string" calcext:value-type="string">
            <text:p>genisoimage -o output_image.iso directory_name</text:p>
          </table:table-cell>
          <table:table-cell table:style-name="ce54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52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.00.0000</text:date>, <text:time style:data-style-name="N2" text:time-value="16:19:04.14329260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2-01-26T16:20:41.127344442</dc:date>
    <meta:editing-cycles>622</meta:editing-cycles>
    <meta:editing-duration>P2DT1H54M2S</meta:editing-duration>
    <meta:document-statistic meta:table-count="5" meta:cell-count="863" meta:object-count="0"/>
  </office:meta>
</office:document-meta>
</file>